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11pt" officeooo:rsid="014c44ad" officeooo:paragraph-rsid="01d0d7f3" style:font-size-asian="11pt" style:font-size-complex="11pt"/>
    </style:style>
    <style:style style:name="P21"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2" style:family="paragraph" style:parent-style-name="Standard">
      <style:paragraph-properties fo:text-align="justify" style:justify-single-word="false"/>
      <style:text-properties officeooo:rsid="002de6d2" officeooo:paragraph-rsid="002de6d2"/>
    </style:style>
    <style:style style:name="P23" style:family="paragraph" style:parent-style-name="Standard">
      <style:paragraph-properties fo:text-align="justify" style:justify-single-word="false"/>
      <style:text-properties officeooo:rsid="00402e7d" officeooo:paragraph-rsid="00404313"/>
    </style:style>
    <style:style style:name="P24" style:family="paragraph" style:parent-style-name="Standard">
      <style:paragraph-properties fo:text-align="justify" style:justify-single-word="false"/>
      <style:text-properties officeooo:rsid="00402e7d" officeooo:paragraph-rsid="0044ae84"/>
    </style:style>
    <style:style style:name="P25" style:family="paragraph" style:parent-style-name="Standard">
      <style:paragraph-properties fo:text-align="justify" style:justify-single-word="false"/>
      <style:text-properties officeooo:rsid="0044ae84" officeooo:paragraph-rsid="0044ae84"/>
    </style:style>
    <style:style style:name="P26" style:family="paragraph" style:parent-style-name="Standard">
      <style:paragraph-properties fo:text-align="justify" style:justify-single-word="false"/>
      <style:text-properties officeooo:rsid="004b9434" officeooo:paragraph-rsid="004b9434"/>
    </style:style>
    <style:style style:name="P27" style:family="paragraph" style:parent-style-name="Standard">
      <style:paragraph-properties fo:text-align="justify" style:justify-single-word="false"/>
      <style:text-properties officeooo:rsid="0053573e" officeooo:paragraph-rsid="0053573e"/>
    </style:style>
    <style:style style:name="P28" style:family="paragraph" style:parent-style-name="Standard">
      <style:paragraph-properties fo:text-align="justify" style:justify-single-word="false"/>
      <style:text-properties officeooo:rsid="00564652" officeooo:paragraph-rsid="00564652"/>
    </style:style>
    <style:style style:name="P29" style:family="paragraph" style:parent-style-name="Standard">
      <style:paragraph-properties fo:text-align="justify" style:justify-single-word="false"/>
      <style:text-properties officeooo:rsid="0064d6e0" officeooo:paragraph-rsid="006d13b0"/>
    </style:style>
    <style:style style:name="P30" style:family="paragraph" style:parent-style-name="Standard">
      <style:paragraph-properties fo:text-align="justify" style:justify-single-word="false"/>
      <style:text-properties officeooo:rsid="0073322d" officeooo:paragraph-rsid="0073322d"/>
    </style:style>
    <style:style style:name="P31" style:family="paragraph" style:parent-style-name="Standard">
      <style:paragraph-properties fo:text-align="justify" style:justify-single-word="false" fo:break-before="pag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865916"/>
    </style:style>
    <style:style style:name="P33" style:family="paragraph" style:parent-style-name="Standard">
      <style:paragraph-properties fo:text-align="justify" style:justify-single-word="false"/>
      <style:text-properties officeooo:rsid="007ae765" officeooo:paragraph-rsid="007ae765"/>
    </style:style>
    <style:style style:name="P34" style:family="paragraph" style:parent-style-name="Standard">
      <style:paragraph-properties fo:text-align="justify" style:justify-single-word="false"/>
      <style:text-properties style:font-name="Liberation Mono" officeooo:rsid="007ae765" officeooo:paragraph-rsid="00865916"/>
    </style:style>
    <style:style style:name="P35" style:family="paragraph" style:parent-style-name="Standard">
      <style:paragraph-properties fo:text-align="justify" style:justify-single-word="false"/>
      <style:text-properties style:font-name="Liberation Mono" officeooo:rsid="00865916" officeooo:paragraph-rsid="00865916"/>
    </style:style>
    <style:style style:name="P36" style:family="paragraph" style:parent-style-name="Standard">
      <style:paragraph-properties fo:text-align="justify" style:justify-single-word="false"/>
      <style:text-properties officeooo:rsid="00865916" officeooo:paragraph-rsid="00865916"/>
    </style:style>
    <style:style style:name="P37" style:family="paragraph" style:parent-style-name="Standard">
      <style:paragraph-properties fo:text-align="justify" style:justify-single-word="false"/>
      <style:text-properties officeooo:rsid="0090dbea" officeooo:paragraph-rsid="0090dbea"/>
    </style:style>
    <style:style style:name="P38" style:family="paragraph" style:parent-style-name="Standard">
      <style:paragraph-properties fo:text-align="justify" style:justify-single-word="false" fo:break-before="pag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608d"/>
    </style:style>
    <style:style style:name="P40" style:family="paragraph" style:parent-style-name="Standard">
      <style:paragraph-properties fo:text-align="justify" style:justify-single-word="false"/>
      <style:text-properties officeooo:rsid="0092e5d4" officeooo:paragraph-rsid="00939825"/>
    </style:style>
    <style:style style:name="P41" style:family="paragraph" style:parent-style-name="Standard">
      <style:paragraph-properties fo:text-align="justify" style:justify-single-word="false"/>
      <style:text-properties officeooo:rsid="0092e5d4" officeooo:paragraph-rsid="0094c7a4"/>
    </style:style>
    <style:style style:name="P42" style:family="paragraph" style:parent-style-name="Standard">
      <style:paragraph-properties fo:text-align="justify" style:justify-single-word="false"/>
      <style:text-properties officeooo:rsid="0096886b" officeooo:paragraph-rsid="0096886b"/>
    </style:style>
    <style:style style:name="P43" style:family="paragraph" style:parent-style-name="Standard">
      <style:paragraph-properties fo:text-align="justify" style:justify-single-word="false"/>
      <style:text-properties officeooo:rsid="0096886b" officeooo:paragraph-rsid="0096ee9e"/>
    </style:style>
    <style:style style:name="P44" style:family="paragraph" style:parent-style-name="Standard">
      <style:paragraph-properties fo:text-align="justify" style:justify-single-word="false" fo:break-before="page"/>
      <style:text-properties officeooo:rsid="0099b08d" officeooo:paragraph-rsid="0099b08d"/>
    </style:style>
    <style:style style:name="P45" style:family="paragraph" style:parent-style-name="Standard">
      <style:paragraph-properties fo:text-align="justify" style:justify-single-word="false"/>
      <style:text-properties officeooo:rsid="0099b08d" officeooo:paragraph-rsid="0099b08d"/>
    </style:style>
    <style:style style:name="P46" style:family="paragraph" style:parent-style-name="Standard">
      <style:paragraph-properties fo:text-align="justify" style:justify-single-word="false"/>
      <style:text-properties officeooo:rsid="009cbd6a" officeooo:paragraph-rsid="009cbd6a"/>
    </style:style>
    <style:style style:name="P47" style:family="paragraph" style:parent-style-name="Standard">
      <style:paragraph-properties fo:text-align="justify" style:justify-single-word="false"/>
      <style:text-properties officeooo:rsid="00a2c0a1" officeooo:paragraph-rsid="00a4cc3c"/>
    </style:style>
    <style:style style:name="P48" style:family="paragraph" style:parent-style-name="Standard">
      <style:paragraph-properties fo:text-align="justify" style:justify-single-word="false"/>
      <style:text-properties officeooo:rsid="00a7a0d4" officeooo:paragraph-rsid="00a7a0d4"/>
    </style:style>
    <style:style style:name="P49" style:family="paragraph" style:parent-style-name="Standard">
      <style:paragraph-properties fo:text-align="justify" style:justify-single-word="false"/>
      <style:text-properties officeooo:rsid="00a7a0d4" officeooo:paragraph-rsid="00a81bc9"/>
    </style:style>
    <style:style style:name="P50" style:family="paragraph" style:parent-style-name="Standard">
      <style:paragraph-properties fo:text-align="justify" style:justify-single-word="false"/>
      <style:text-properties officeooo:rsid="00a7a0d4" officeooo:paragraph-rsid="00a9aee9"/>
    </style:style>
    <style:style style:name="P51" style:family="paragraph" style:parent-style-name="Standard">
      <style:paragraph-properties fo:text-align="justify" style:justify-single-word="false"/>
      <style:text-properties officeooo:rsid="00a7a0d4" officeooo:paragraph-rsid="00efb4dc"/>
    </style:style>
    <style:style style:name="P52" style:family="paragraph" style:parent-style-name="Standard">
      <style:paragraph-properties fo:text-align="justify" style:justify-single-word="false" fo:break-before="page"/>
      <style:text-properties officeooo:rsid="00ae27db" officeooo:paragraph-rsid="00ae27db"/>
    </style:style>
    <style:style style:name="P53" style:family="paragraph" style:parent-style-name="Standard">
      <style:paragraph-properties fo:text-align="justify" style:justify-single-word="false"/>
      <style:text-properties officeooo:rsid="00ae27db" officeooo:paragraph-rsid="00ae27db"/>
    </style:style>
    <style:style style:name="P54" style:family="paragraph" style:parent-style-name="Standard">
      <style:paragraph-properties fo:text-align="justify" style:justify-single-word="false"/>
      <style:text-properties officeooo:rsid="00b1f65e" officeooo:paragraph-rsid="00b1f65e"/>
    </style:style>
    <style:style style:name="P55" style:family="paragraph" style:parent-style-name="Standard">
      <style:paragraph-properties fo:text-align="justify" style:justify-single-word="false"/>
      <style:text-properties officeooo:rsid="00b84a5b" officeooo:paragraph-rsid="00b84a5b"/>
    </style:style>
    <style:style style:name="P56" style:family="paragraph" style:parent-style-name="Standard">
      <style:paragraph-properties fo:text-align="justify" style:justify-single-word="false"/>
      <style:text-properties officeooo:rsid="00cf25b6" officeooo:paragraph-rsid="013cef74"/>
    </style:style>
    <style:style style:name="P57" style:family="paragraph" style:parent-style-name="Standard">
      <style:paragraph-properties fo:text-align="justify" style:justify-single-word="false"/>
      <style:text-properties officeooo:rsid="00d19fa2" officeooo:paragraph-rsid="00d19fa2"/>
    </style:style>
    <style:style style:name="P58" style:family="paragraph" style:parent-style-name="Standard">
      <style:paragraph-properties fo:text-align="justify" style:justify-single-word="false"/>
      <style:text-properties officeooo:rsid="00d71e85" officeooo:paragraph-rsid="00d71e85"/>
    </style:style>
    <style:style style:name="P59" style:family="paragraph" style:parent-style-name="Standard">
      <style:paragraph-properties fo:text-align="justify" style:justify-single-word="false"/>
      <style:text-properties officeooo:rsid="00d90249" officeooo:paragraph-rsid="00d90249"/>
    </style:style>
    <style:style style:name="P60" style:family="paragraph" style:parent-style-name="Standard">
      <style:paragraph-properties fo:text-align="justify" style:justify-single-word="false"/>
      <style:text-properties officeooo:rsid="00e6e9a1" officeooo:paragraph-rsid="00e6e9a1"/>
    </style:style>
    <style:style style:name="P61" style:family="paragraph" style:parent-style-name="Standard">
      <style:paragraph-properties fo:text-align="justify" style:justify-single-word="false"/>
      <style:text-properties officeooo:rsid="00ecb709" officeooo:paragraph-rsid="00ecb709"/>
    </style:style>
    <style:style style:name="P62" style:family="paragraph" style:parent-style-name="Standard">
      <style:paragraph-properties fo:text-align="justify" style:justify-single-word="false"/>
      <style:text-properties officeooo:rsid="00ecb709" officeooo:paragraph-rsid="00f96f73"/>
    </style:style>
    <style:style style:name="P63" style:family="paragraph" style:parent-style-name="Standard">
      <style:paragraph-properties fo:text-align="justify" style:justify-single-word="false"/>
      <style:text-properties officeooo:rsid="00ecb709" officeooo:paragraph-rsid="016f6a23"/>
    </style:style>
    <style:style style:name="P64"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5"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6"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7"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dfe53b" style:font-size-asian="12pt" style:font-size-complex="12pt"/>
    </style:style>
    <style:style style:name="P71"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2"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3"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4"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5"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6"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7"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8"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0"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2"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3"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4"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5" style:family="paragraph" style:parent-style-name="Standard">
      <style:paragraph-properties fo:text-align="justify" style:justify-single-word="false"/>
      <style:text-properties fo:font-size="12pt" officeooo:rsid="01c5296e" officeooo:paragraph-rsid="01c5296e" style:font-size-asian="12pt" style:font-size-complex="12pt"/>
    </style:style>
    <style:style style:name="P86"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c813a5" officeooo:paragraph-rsid="01c813a5" style:font-size-asian="12pt" style:font-size-complex="12pt"/>
    </style:style>
    <style:style style:name="P87" style:family="paragraph" style:parent-style-name="Standard">
      <style:paragraph-properties fo:text-align="justify" style:justify-single-word="false"/>
      <style:text-properties fo:font-size="12pt" officeooo:rsid="01ce4cb7" officeooo:paragraph-rsid="01ce4cb7" style:font-size-asian="12pt" style:font-size-complex="12pt"/>
    </style:style>
    <style:style style:name="P8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9"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90" style:family="paragraph" style:parent-style-name="Standard">
      <style:paragraph-properties fo:text-align="justify" style:justify-single-word="false"/>
      <style:text-properties officeooo:paragraph-rsid="0035cf30"/>
    </style:style>
    <style:style style:name="P91"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92" style:family="paragraph" style:parent-style-name="Standard">
      <style:paragraph-properties fo:text-align="justify" style:justify-single-word="false"/>
      <style:text-properties officeooo:rsid="00f30b57" officeooo:paragraph-rsid="00f30b57"/>
    </style:style>
    <style:style style:name="P93" style:family="paragraph" style:parent-style-name="Standard">
      <style:paragraph-properties fo:text-align="justify" style:justify-single-word="false"/>
      <style:text-properties officeooo:rsid="00f832ce" officeooo:paragraph-rsid="00f832ce"/>
    </style:style>
    <style:style style:name="P94" style:family="paragraph" style:parent-style-name="Standard">
      <style:paragraph-properties fo:text-align="justify" style:justify-single-word="false" fo:break-before="page"/>
      <style:text-properties officeooo:rsid="01014825" officeooo:paragraph-rsid="019b2f91"/>
    </style:style>
    <style:style style:name="P95" style:family="paragraph" style:parent-style-name="Standard">
      <style:paragraph-properties fo:text-align="justify" style:justify-single-word="false"/>
      <style:text-properties officeooo:rsid="01014825" officeooo:paragraph-rsid="019b2f91"/>
    </style:style>
    <style:style style:name="P96"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7"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8"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9"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100" style:family="paragraph" style:parent-style-name="Standard">
      <style:paragraph-properties fo:text-align="justify" style:justify-single-word="false" fo:break-before="page"/>
      <style:text-properties officeooo:rsid="0024d1a1" officeooo:paragraph-rsid="0024d1a1"/>
    </style:style>
    <style:style style:name="P101" style:family="paragraph" style:parent-style-name="Standard">
      <style:paragraph-properties fo:text-align="justify" style:justify-single-word="false"/>
      <style:text-properties officeooo:rsid="00404313" officeooo:paragraph-rsid="00404313"/>
    </style:style>
    <style:style style:name="P102" style:family="paragraph" style:parent-style-name="Standard">
      <style:paragraph-properties fo:text-align="justify" style:justify-single-word="false"/>
      <style:text-properties officeooo:rsid="0093608d" officeooo:paragraph-rsid="00939825"/>
    </style:style>
    <style:style style:name="P103" style:family="paragraph" style:parent-style-name="Standard">
      <style:paragraph-properties fo:text-align="justify" style:justify-single-word="false"/>
      <style:text-properties officeooo:rsid="00a4cc3c" officeooo:paragraph-rsid="00a4cc3c"/>
    </style:style>
    <style:style style:name="P104"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5"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6"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7"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8"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9"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10"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11"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12"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3"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4" style:family="paragraph" style:parent-style-name="Standard">
      <style:paragraph-properties fo:text-align="justify" style:justify-single-word="false"/>
      <style:text-properties officeooo:rsid="00a81bc9" officeooo:paragraph-rsid="00a9aee9"/>
    </style:style>
    <style:style style:name="P115" style:family="paragraph" style:parent-style-name="Standard">
      <style:paragraph-properties fo:text-align="justify" style:justify-single-word="false" fo:break-before="page"/>
      <style:text-properties officeooo:rsid="00dedd8c" officeooo:paragraph-rsid="01d8d8fc"/>
    </style:style>
    <style:style style:name="P116" style:family="paragraph" style:parent-style-name="Standard">
      <style:paragraph-properties fo:text-align="justify" style:justify-single-word="false"/>
      <style:text-properties fo:font-style="italic" style:text-underline-style="none" fo:font-weight="normal" officeooo:rsid="00e824ab" officeooo:paragraph-rsid="00e824ab" style:font-style-asian="italic" style:font-weight-asian="normal" style:font-style-complex="italic" style:font-weight-complex="normal"/>
    </style:style>
    <style:style style:name="P117" style:family="paragraph" style:parent-style-name="Standard" style:list-style-name="L1">
      <style:paragraph-properties fo:text-align="justify" style:justify-single-word="false"/>
      <style:text-properties officeooo:rsid="0099b08d" officeooo:paragraph-rsid="0099b08d"/>
    </style:style>
    <style:style style:name="P118" style:family="paragraph" style:parent-style-name="Standard" style:list-style-name="L1">
      <style:paragraph-properties fo:text-align="justify" style:justify-single-word="false"/>
      <style:text-properties officeooo:rsid="009b2335" officeooo:paragraph-rsid="009b2335"/>
    </style:style>
    <style:style style:name="P119" style:family="paragraph" style:parent-style-name="Standard" style:list-style-name="L1">
      <style:paragraph-properties fo:text-align="justify" style:justify-single-word="false"/>
      <style:text-properties officeooo:rsid="009cbd6a" officeooo:paragraph-rsid="009cbd6a"/>
    </style:style>
    <style:style style:name="P120" style:family="paragraph" style:parent-style-name="Standard" style:list-style-name="L2">
      <style:paragraph-properties fo:text-align="justify" style:justify-single-word="false"/>
      <style:text-properties officeooo:rsid="00ae27db" officeooo:paragraph-rsid="00ae27db"/>
    </style:style>
    <style:style style:name="P121" style:family="paragraph" style:parent-style-name="Standard" style:list-style-name="L2">
      <style:paragraph-properties fo:text-align="justify" style:justify-single-word="false"/>
      <style:text-properties officeooo:rsid="00b1f65e" officeooo:paragraph-rsid="00b1f65e"/>
    </style:style>
    <style:style style:name="P122"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23" style:family="paragraph" style:parent-style-name="Standard" style:list-style-name="L3">
      <style:paragraph-properties fo:text-align="justify" style:justify-single-word="false"/>
      <style:text-properties fo:font-size="12pt" officeooo:rsid="01d302a3" officeooo:paragraph-rsid="01d3b37e" style:font-size-asian="12pt" style:font-size-complex="12pt"/>
    </style:style>
    <style:style style:name="P124" style:family="paragraph" style:parent-style-name="Standard" style:list-style-name="L3">
      <style:paragraph-properties fo:text-align="justify" style:justify-single-word="false"/>
      <style:text-properties fo:font-size="12pt" officeooo:rsid="00138cca" officeooo:paragraph-rsid="01d3b37e" style:font-size-asian="12pt" style:font-size-complex="12pt"/>
    </style:style>
    <style:style style:name="P125" style:family="paragraph" style:parent-style-name="Standard">
      <style:paragraph-properties fo:text-align="justify" style:justify-single-word="false"/>
      <style:text-properties fo:font-size="12pt" officeooo:rsid="015728f8" officeooo:paragraph-rsid="01d0d7f3" style:font-size-asian="12pt" style:font-size-complex="12pt"/>
    </style:style>
    <style:style style:name="P126" style:family="paragraph" style:parent-style-name="Standard">
      <style:paragraph-properties fo:text-align="justify" style:justify-single-word="false"/>
      <style:text-properties fo:font-size="12pt" officeooo:rsid="015728f8" officeooo:paragraph-rsid="01eca0f5" style:font-size-asian="12pt" style:font-size-complex="12pt"/>
    </style:style>
    <style:style style:name="P127"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style:text-position="super 58%" fo:font-style="italic" officeooo:rsid="01d302a3" style:font-style-asian="italic" style:font-style-complex="italic"/>
    </style:style>
    <style:style style:name="T19" style:family="text">
      <style:text-properties officeooo:rsid="001b1708"/>
    </style:style>
    <style:style style:name="T20" style:family="text">
      <style:text-properties officeooo:rsid="001c590e"/>
    </style:style>
    <style:style style:name="T21" style:family="text">
      <style:text-properties officeooo:rsid="00214e2d"/>
    </style:style>
    <style:style style:name="T22" style:family="text">
      <style:text-properties officeooo:rsid="0021f221"/>
    </style:style>
    <style:style style:name="T23" style:family="text">
      <style:text-properties officeooo:rsid="00227b22"/>
    </style:style>
    <style:style style:name="T24" style:family="text">
      <style:text-properties fo:font-style="italic" style:font-style-asian="italic" style:font-style-complex="italic"/>
    </style:style>
    <style:style style:name="T25" style:family="text">
      <style:text-properties fo:font-style="italic" officeooo:rsid="0034dd24" style:font-style-asian="italic" style:font-style-complex="italic"/>
    </style:style>
    <style:style style:name="T26" style:family="text">
      <style:text-properties fo:font-style="italic" officeooo:rsid="005546c0" style:font-style-asian="italic" style:font-style-complex="italic"/>
    </style:style>
    <style:style style:name="T27" style:family="text">
      <style:text-properties fo:font-style="italic" officeooo:rsid="00e1f4e1" style:font-style-asian="italic" style:font-style-complex="italic"/>
    </style:style>
    <style:style style:name="T28" style:family="text">
      <style:text-properties fo:font-style="italic" officeooo:rsid="01d302a3" style:font-style-asian="italic" style:font-style-complex="italic"/>
    </style:style>
    <style:style style:name="T29" style:family="text">
      <style:text-properties fo:font-style="italic" officeooo:rsid="01e3e4f8" style:font-style-asian="italic" style:font-style-complex="italic"/>
    </style:style>
    <style:style style:name="T30" style:family="text">
      <style:text-properties fo:font-style="italic" officeooo:rsid="01e4133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cfeeda" style:font-style-asian="italic" style:font-weight-asian="normal" style:font-style-complex="italic" style:font-weight-complex="normal"/>
    </style:style>
    <style:style style:name="T34" style:family="text">
      <style:text-properties fo:font-style="italic" fo:font-weight="normal" officeooo:rsid="00f6453c" style:font-style-asian="italic" style:font-weight-asian="normal" style:font-style-complex="italic" style:font-weight-complex="normal"/>
    </style:style>
    <style:style style:name="T35" style:family="text">
      <style:text-properties fo:font-style="italic" fo:font-weight="normal" officeooo:rsid="00fecc25" style:font-style-asian="italic" style:font-weight-asian="normal" style:font-style-complex="italic" style:font-weight-complex="normal"/>
    </style:style>
    <style:style style:name="T36" style:family="text">
      <style:text-properties fo:font-style="italic" fo:font-weight="normal" officeooo:rsid="0106965a" style:font-style-asian="italic" style:font-weight-asian="normal" style:font-style-complex="italic" style:font-weight-complex="normal"/>
    </style:style>
    <style:style style:name="T37" style:family="text">
      <style:text-properties officeooo:rsid="00235fb3"/>
    </style:style>
    <style:style style:name="T38" style:family="text">
      <style:text-properties officeooo:rsid="0023af9a"/>
    </style:style>
    <style:style style:name="T39" style:family="text">
      <style:text-properties officeooo:rsid="0024d1a1"/>
    </style:style>
    <style:style style:name="T40" style:family="text">
      <style:text-properties officeooo:rsid="0028d826"/>
    </style:style>
    <style:style style:name="T41" style:family="text">
      <style:text-properties officeooo:rsid="0029fb2a"/>
    </style:style>
    <style:style style:name="T42" style:family="text">
      <style:text-properties officeooo:rsid="0030056d"/>
    </style:style>
    <style:style style:name="T43" style:family="text">
      <style:text-properties officeooo:rsid="003156cd"/>
    </style:style>
    <style:style style:name="T44" style:family="text">
      <style:text-properties officeooo:rsid="0034dd24"/>
    </style:style>
    <style:style style:name="T45" style:family="text">
      <style:text-properties officeooo:rsid="003ab867"/>
    </style:style>
    <style:style style:name="T46" style:family="text">
      <style:text-properties officeooo:rsid="00402e7d"/>
    </style:style>
    <style:style style:name="T47" style:family="text">
      <style:text-properties officeooo:rsid="00404313"/>
    </style:style>
    <style:style style:name="T48" style:family="text">
      <style:text-properties officeooo:rsid="0041eada"/>
    </style:style>
    <style:style style:name="T49" style:family="text">
      <style:text-properties officeooo:rsid="0042485a"/>
    </style:style>
    <style:style style:name="T50" style:family="text">
      <style:text-properties officeooo:rsid="0044ae84"/>
    </style:style>
    <style:style style:name="T51" style:family="text">
      <style:text-properties officeooo:rsid="00453ef9"/>
    </style:style>
    <style:style style:name="T52" style:family="text">
      <style:text-properties officeooo:rsid="0049d9b8"/>
    </style:style>
    <style:style style:name="T53" style:family="text">
      <style:text-properties officeooo:rsid="004e01b3"/>
    </style:style>
    <style:style style:name="T54" style:family="text">
      <style:text-properties officeooo:rsid="004fe3e2"/>
    </style:style>
    <style:style style:name="T55" style:family="text">
      <style:text-properties officeooo:rsid="00517b7c"/>
    </style:style>
    <style:style style:name="T56" style:family="text">
      <style:text-properties officeooo:rsid="00524121"/>
    </style:style>
    <style:style style:name="T57" style:family="text">
      <style:text-properties officeooo:rsid="0054f434"/>
    </style:style>
    <style:style style:name="T58" style:family="text">
      <style:text-properties officeooo:rsid="005546c0"/>
    </style:style>
    <style:style style:name="T59" style:family="text">
      <style:text-properties officeooo:rsid="00564652"/>
    </style:style>
    <style:style style:name="T60" style:family="text">
      <style:text-properties officeooo:rsid="0056846c"/>
    </style:style>
    <style:style style:name="T61" style:family="text">
      <style:text-properties officeooo:rsid="00598ec5"/>
    </style:style>
    <style:style style:name="T62" style:family="text">
      <style:text-properties officeooo:rsid="005c1b1d"/>
    </style:style>
    <style:style style:name="T63" style:family="text">
      <style:text-properties officeooo:rsid="005c537c"/>
    </style:style>
    <style:style style:name="T64" style:family="text">
      <style:text-properties officeooo:rsid="005fcda5"/>
    </style:style>
    <style:style style:name="T65" style:family="text">
      <style:text-properties officeooo:rsid="006133b7"/>
    </style:style>
    <style:style style:name="T66" style:family="text">
      <style:text-properties officeooo:rsid="0062f5c2"/>
    </style:style>
    <style:style style:name="T67" style:family="text">
      <style:text-properties officeooo:rsid="0066bed4"/>
    </style:style>
    <style:style style:name="T68" style:family="text">
      <style:text-properties officeooo:rsid="0068af03"/>
    </style:style>
    <style:style style:name="T69" style:family="text">
      <style:text-properties officeooo:rsid="006a901b"/>
    </style:style>
    <style:style style:name="T70" style:family="text">
      <style:text-properties officeooo:rsid="006b7e1a"/>
    </style:style>
    <style:style style:name="T71" style:family="text">
      <style:text-properties officeooo:rsid="006d13b0"/>
    </style:style>
    <style:style style:name="T72" style:family="text">
      <style:text-properties officeooo:rsid="006dd997"/>
    </style:style>
    <style:style style:name="T73" style:family="text">
      <style:text-properties officeooo:rsid="006fb02b"/>
    </style:style>
    <style:style style:name="T74"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5" style:family="text">
      <style:text-properties officeooo:rsid="00744af9"/>
    </style:style>
    <style:style style:name="T76" style:family="text">
      <style:text-properties officeooo:rsid="0075e77d"/>
    </style:style>
    <style:style style:name="T77" style:family="text">
      <style:text-properties officeooo:rsid="007a21ec"/>
    </style:style>
    <style:style style:name="T78" style:family="text">
      <style:text-properties officeooo:rsid="007ae765"/>
    </style:style>
    <style:style style:name="T79" style:family="text">
      <style:text-properties officeooo:rsid="007cc503"/>
    </style:style>
    <style:style style:name="T80" style:family="text">
      <style:text-properties officeooo:rsid="007e9960"/>
    </style:style>
    <style:style style:name="T81" style:family="text">
      <style:text-properties officeooo:rsid="0080edc7"/>
    </style:style>
    <style:style style:name="T82" style:family="text">
      <style:text-properties officeooo:rsid="0083d3e5"/>
    </style:style>
    <style:style style:name="T83" style:family="text">
      <style:text-properties officeooo:rsid="00842f66"/>
    </style:style>
    <style:style style:name="T84" style:family="text">
      <style:text-properties officeooo:rsid="0084742c"/>
    </style:style>
    <style:style style:name="T85" style:family="text">
      <style:text-properties officeooo:rsid="0084acc7"/>
    </style:style>
    <style:style style:name="T86" style:family="text">
      <style:text-properties officeooo:rsid="0085f1b7"/>
    </style:style>
    <style:style style:name="T87" style:family="text">
      <style:text-properties officeooo:rsid="00865916"/>
    </style:style>
    <style:style style:name="T88" style:family="text">
      <style:text-properties officeooo:rsid="00868754"/>
    </style:style>
    <style:style style:name="T89" style:family="text">
      <style:text-properties officeooo:rsid="00892a15"/>
    </style:style>
    <style:style style:name="T90" style:family="text">
      <style:text-properties officeooo:rsid="0089bb89"/>
    </style:style>
    <style:style style:name="T91" style:family="text">
      <style:text-properties officeooo:rsid="008ba7b9"/>
    </style:style>
    <style:style style:name="T92" style:family="text">
      <style:text-properties officeooo:rsid="008feb21"/>
    </style:style>
    <style:style style:name="T93" style:family="text">
      <style:text-properties officeooo:rsid="0093608d"/>
    </style:style>
    <style:style style:name="T94" style:family="text">
      <style:text-properties officeooo:rsid="00939825"/>
    </style:style>
    <style:style style:name="T95" style:family="text">
      <style:text-properties officeooo:rsid="0094c7a4"/>
    </style:style>
    <style:style style:name="T96" style:family="text">
      <style:text-properties officeooo:rsid="0096886b"/>
    </style:style>
    <style:style style:name="T97" style:family="text">
      <style:text-properties officeooo:rsid="0096ee9e"/>
    </style:style>
    <style:style style:name="T98" style:family="text">
      <style:text-properties officeooo:rsid="0098262c"/>
    </style:style>
    <style:style style:name="T99" style:family="text">
      <style:text-properties officeooo:rsid="009b2335"/>
    </style:style>
    <style:style style:name="T100" style:family="text">
      <style:text-properties officeooo:rsid="009cbd6a"/>
    </style:style>
    <style:style style:name="T101" style:family="text">
      <style:text-properties officeooo:rsid="009cfcb6"/>
    </style:style>
    <style:style style:name="T102" style:family="text">
      <style:text-properties officeooo:rsid="00a02e27"/>
    </style:style>
    <style:style style:name="T103" style:family="text">
      <style:text-properties officeooo:rsid="00a17887"/>
    </style:style>
    <style:style style:name="T104" style:family="text">
      <style:text-properties officeooo:rsid="00a2c0a1"/>
    </style:style>
    <style:style style:name="T105" style:family="text">
      <style:text-properties officeooo:rsid="00a4cc3c"/>
    </style:style>
    <style:style style:name="T106" style:family="text">
      <style:text-properties officeooo:rsid="00a753f6"/>
    </style:style>
    <style:style style:name="T107" style:family="text">
      <style:text-properties officeooo:rsid="00a75829"/>
    </style:style>
    <style:style style:name="T108" style:family="text">
      <style:text-properties officeooo:rsid="00a81bc9"/>
    </style:style>
    <style:style style:name="T109" style:family="text">
      <style:text-properties officeooo:rsid="00a9aee9"/>
    </style:style>
    <style:style style:name="T110" style:family="text">
      <style:text-properties officeooo:rsid="00ab487e"/>
    </style:style>
    <style:style style:name="T111" style:family="text">
      <style:text-properties officeooo:rsid="00ac4e58"/>
    </style:style>
    <style:style style:name="T112" style:family="text">
      <style:text-properties officeooo:rsid="00acaed1"/>
    </style:style>
    <style:style style:name="T113" style:family="text">
      <style:text-properties officeooo:rsid="00af4e66"/>
    </style:style>
    <style:style style:name="T114" style:family="text">
      <style:text-properties officeooo:rsid="00b0270a"/>
    </style:style>
    <style:style style:name="T115" style:family="text">
      <style:text-properties officeooo:rsid="00b1f65e"/>
    </style:style>
    <style:style style:name="T116" style:family="text">
      <style:text-properties officeooo:rsid="00b35e87"/>
    </style:style>
    <style:style style:name="T117" style:family="text">
      <style:text-properties officeooo:rsid="00b3a025"/>
    </style:style>
    <style:style style:name="T118" style:family="text">
      <style:text-properties officeooo:rsid="00b4b3d3"/>
    </style:style>
    <style:style style:name="T119" style:family="text">
      <style:text-properties officeooo:rsid="00b664fc"/>
    </style:style>
    <style:style style:name="T120" style:family="text">
      <style:text-properties officeooo:rsid="00b7c9d0"/>
    </style:style>
    <style:style style:name="T121" style:family="text">
      <style:text-properties officeooo:rsid="00b92acf"/>
    </style:style>
    <style:style style:name="T122" style:family="text">
      <style:text-properties officeooo:rsid="00bca6a5"/>
    </style:style>
    <style:style style:name="T123" style:family="text">
      <style:text-properties officeooo:rsid="00c09c38"/>
    </style:style>
    <style:style style:name="T124" style:family="text">
      <style:text-properties officeooo:rsid="00c1f037"/>
    </style:style>
    <style:style style:name="T125" style:family="text">
      <style:text-properties officeooo:rsid="00c4e234"/>
    </style:style>
    <style:style style:name="T126" style:family="text">
      <style:text-properties officeooo:rsid="00c5426b"/>
    </style:style>
    <style:style style:name="T127" style:family="text">
      <style:text-properties officeooo:rsid="00c6ad60"/>
    </style:style>
    <style:style style:name="T128" style:family="text">
      <style:text-properties officeooo:rsid="00c9543e"/>
    </style:style>
    <style:style style:name="T129" style:family="text">
      <style:text-properties officeooo:rsid="00ca299e"/>
    </style:style>
    <style:style style:name="T130" style:family="text">
      <style:text-properties fo:font-weight="normal" style:font-weight-asian="normal" style:font-weight-complex="normal"/>
    </style:style>
    <style:style style:name="T131" style:family="text">
      <style:text-properties fo:font-weight="normal" officeooo:rsid="00cfeeda" style:font-weight-asian="normal" style:font-weight-complex="normal"/>
    </style:style>
    <style:style style:name="T132" style:family="text">
      <style:text-properties fo:font-weight="normal" officeooo:rsid="00df68a6" style:font-weight-asian="normal" style:font-weight-complex="normal"/>
    </style:style>
    <style:style style:name="T133" style:family="text">
      <style:text-properties fo:font-weight="normal" officeooo:rsid="00e30c65" style:font-weight-asian="normal" style:font-weight-complex="normal"/>
    </style:style>
    <style:style style:name="T134" style:family="text">
      <style:text-properties fo:font-weight="normal" officeooo:rsid="00e47c8e" style:font-weight-asian="normal" style:font-weight-complex="normal"/>
    </style:style>
    <style:style style:name="T135" style:family="text">
      <style:text-properties fo:font-weight="normal" officeooo:rsid="00e4f59b" style:font-weight-asian="normal" style:font-weight-complex="normal"/>
    </style:style>
    <style:style style:name="T136" style:family="text">
      <style:text-properties fo:font-weight="normal" officeooo:rsid="00e7a058" style:font-weight-asian="normal" style:font-weight-complex="normal"/>
    </style:style>
    <style:style style:name="T137" style:family="text">
      <style:text-properties fo:font-weight="normal" officeooo:rsid="00f30b57" style:font-weight-asian="normal" style:font-weight-complex="normal"/>
    </style:style>
    <style:style style:name="T138" style:family="text">
      <style:text-properties fo:font-weight="normal" officeooo:rsid="00f4b5e7" style:font-weight-asian="normal" style:font-weight-complex="normal"/>
    </style:style>
    <style:style style:name="T139" style:family="text">
      <style:text-properties fo:font-weight="normal" officeooo:rsid="00f50371" style:font-weight-asian="normal" style:font-weight-complex="normal"/>
    </style:style>
    <style:style style:name="T140" style:family="text">
      <style:text-properties fo:font-weight="normal" officeooo:rsid="00f6453c" style:font-weight-asian="normal" style:font-weight-complex="normal"/>
    </style:style>
    <style:style style:name="T141" style:family="text">
      <style:text-properties fo:font-weight="normal" officeooo:rsid="00f655ad" style:font-weight-asian="normal" style:font-weight-complex="normal"/>
    </style:style>
    <style:style style:name="T142" style:family="text">
      <style:text-properties fo:font-weight="normal" officeooo:rsid="00f825b9" style:font-weight-asian="normal" style:font-weight-complex="normal"/>
    </style:style>
    <style:style style:name="T143" style:family="text">
      <style:text-properties fo:font-weight="normal" officeooo:rsid="00f832ce" style:font-weight-asian="normal" style:font-weight-complex="normal"/>
    </style:style>
    <style:style style:name="T144" style:family="text">
      <style:text-properties fo:font-weight="normal" officeooo:rsid="00f84ec7" style:font-weight-asian="normal" style:font-weight-complex="normal"/>
    </style:style>
    <style:style style:name="T145" style:family="text">
      <style:text-properties fo:font-weight="normal" officeooo:rsid="00f96f73" style:font-weight-asian="normal" style:font-weight-complex="normal"/>
    </style:style>
    <style:style style:name="T146" style:family="text">
      <style:text-properties fo:font-weight="normal" officeooo:rsid="00fcd171" style:font-weight-asian="normal" style:font-weight-complex="normal"/>
    </style:style>
    <style:style style:name="T147" style:family="text">
      <style:text-properties fo:font-weight="normal" officeooo:rsid="00fd6930" style:font-weight-asian="normal" style:font-weight-complex="normal"/>
    </style:style>
    <style:style style:name="T148" style:family="text">
      <style:text-properties fo:font-weight="normal" officeooo:rsid="00fecc25" style:font-weight-asian="normal" style:font-weight-complex="normal"/>
    </style:style>
    <style:style style:name="T149" style:family="text">
      <style:text-properties fo:font-weight="normal" officeooo:rsid="0100a3d2" style:font-weight-asian="normal" style:font-weight-complex="normal"/>
    </style:style>
    <style:style style:name="T150" style:family="text">
      <style:text-properties fo:font-weight="normal" officeooo:rsid="01014825" style:font-weight-asian="normal" style:font-weight-complex="normal"/>
    </style:style>
    <style:style style:name="T151" style:family="text">
      <style:text-properties fo:font-weight="normal" officeooo:rsid="0102daad" style:font-weight-asian="normal" style:font-weight-complex="normal"/>
    </style:style>
    <style:style style:name="T152" style:family="text">
      <style:text-properties fo:font-weight="normal" officeooo:rsid="01065637" style:font-weight-asian="normal" style:font-weight-complex="normal"/>
    </style:style>
    <style:style style:name="T153" style:family="text">
      <style:text-properties fo:font-weight="normal" officeooo:rsid="0106965a" style:font-weight-asian="normal" style:font-weight-complex="normal"/>
    </style:style>
    <style:style style:name="T154" style:family="text">
      <style:text-properties fo:font-weight="normal" officeooo:rsid="01085b23" style:font-weight-asian="normal" style:font-weight-complex="normal"/>
    </style:style>
    <style:style style:name="T155" style:family="text">
      <style:text-properties fo:font-weight="normal" officeooo:rsid="013cef74" style:font-weight-asian="normal" style:font-weight-complex="normal"/>
    </style:style>
    <style:style style:name="T156" style:family="text">
      <style:text-properties fo:font-weight="normal" officeooo:rsid="013eec3c" style:font-weight-asian="normal" style:font-weight-complex="normal"/>
    </style:style>
    <style:style style:name="T157" style:family="text">
      <style:text-properties fo:font-weight="normal" officeooo:rsid="0140a6b7" style:font-weight-asian="normal" style:font-weight-complex="normal"/>
    </style:style>
    <style:style style:name="T158" style:family="text">
      <style:text-properties fo:font-weight="normal" officeooo:rsid="016e54da" style:font-weight-asian="normal" style:font-weight-complex="normal"/>
    </style:style>
    <style:style style:name="T159" style:family="text">
      <style:text-properties fo:font-weight="normal" officeooo:rsid="0171a228" style:font-weight-asian="normal" style:font-weight-complex="normal"/>
    </style:style>
    <style:style style:name="T160" style:family="text">
      <style:text-properties fo:font-weight="normal" officeooo:rsid="01730727" style:font-weight-asian="normal" style:font-weight-complex="normal"/>
    </style:style>
    <style:style style:name="T161" style:family="text">
      <style:text-properties fo:font-weight="normal" officeooo:rsid="01760bd2" style:font-weight-asian="normal" style:font-weight-complex="normal"/>
    </style:style>
    <style:style style:name="T162" style:family="text">
      <style:text-properties fo:font-weight="normal" officeooo:rsid="01789d5d" style:font-weight-asian="normal" style:font-weight-complex="normal"/>
    </style:style>
    <style:style style:name="T163" style:family="text">
      <style:text-properties fo:font-weight="normal" officeooo:rsid="017b1be4" style:font-weight-asian="normal" style:font-weight-complex="normal"/>
    </style:style>
    <style:style style:name="T164" style:family="text">
      <style:text-properties fo:font-weight="normal" officeooo:rsid="017ce485" style:font-weight-asian="normal" style:font-weight-complex="normal"/>
    </style:style>
    <style:style style:name="T165" style:family="text">
      <style:text-properties fo:font-weight="normal" officeooo:rsid="01811585" style:font-weight-asian="normal" style:font-weight-complex="normal"/>
    </style:style>
    <style:style style:name="T166" style:family="text">
      <style:text-properties fo:font-weight="normal" officeooo:rsid="01824477" style:font-weight-asian="normal" style:font-weight-complex="normal"/>
    </style:style>
    <style:style style:name="T167" style:family="text">
      <style:text-properties fo:font-weight="normal" officeooo:rsid="01847d76" style:font-weight-asian="normal" style:font-weight-complex="normal"/>
    </style:style>
    <style:style style:name="T168" style:family="text">
      <style:text-properties fo:font-weight="normal" officeooo:rsid="01880fb5" style:font-weight-asian="normal" style:font-weight-complex="normal"/>
    </style:style>
    <style:style style:name="T169" style:family="text">
      <style:text-properties fo:font-weight="normal" officeooo:rsid="01d5eb8c" style:font-weight-asian="normal" style:font-weight-complex="normal"/>
    </style:style>
    <style:style style:name="T170"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71" style:family="text">
      <style:text-properties officeooo:rsid="00d1b159"/>
    </style:style>
    <style:style style:name="T172" style:family="text">
      <style:text-properties officeooo:rsid="00d35b8f"/>
    </style:style>
    <style:style style:name="T173" style:family="text">
      <style:text-properties officeooo:rsid="00d992f5"/>
    </style:style>
    <style:style style:name="T174" style:family="text">
      <style:text-properties officeooo:rsid="00dc3d42"/>
    </style:style>
    <style:style style:name="T175" style:family="text">
      <style:text-properties officeooo:rsid="00ddc24b"/>
    </style:style>
    <style:style style:name="T176" style:family="text">
      <style:text-properties officeooo:rsid="00df68a6"/>
    </style:style>
    <style:style style:name="T177" style:family="text">
      <style:text-properties officeooo:rsid="00dffe54"/>
    </style:style>
    <style:style style:name="T178" style:family="text">
      <style:text-properties officeooo:rsid="00e1f4e1"/>
    </style:style>
    <style:style style:name="T179" style:family="text">
      <style:text-properties fo:font-size="16pt" fo:font-weight="bold" style:font-size-asian="16pt" style:font-weight-asian="bold" style:font-size-complex="16pt" style:font-weight-complex="bold"/>
    </style:style>
    <style:style style:name="T180" style:family="text">
      <style:text-properties fo:font-size="16pt" fo:font-weight="bold" officeooo:rsid="0165fa8f" style:font-size-asian="16pt" style:font-weight-asian="bold" style:font-size-complex="16pt" style:font-weight-complex="bold"/>
    </style:style>
    <style:style style:name="T181" style:family="text">
      <style:text-properties fo:font-size="20pt" fo:font-weight="bold" style:font-size-asian="20pt" style:font-weight-asian="bold" style:font-size-complex="20pt" style:font-weight-complex="bold"/>
    </style:style>
    <style:style style:name="T182" style:family="text">
      <style:text-properties fo:font-size="20pt" fo:font-weight="bold" officeooo:rsid="01646f7d" style:font-size-asian="20pt" style:font-weight-asian="bold" style:font-size-complex="20pt" style:font-weight-complex="bold"/>
    </style:style>
    <style:style style:name="T183" style:family="text">
      <style:text-properties officeooo:rsid="00efb4dc"/>
    </style:style>
    <style:style style:name="T184" style:family="text">
      <style:text-properties officeooo:rsid="010dd5b1"/>
    </style:style>
    <style:style style:name="T185" style:family="text">
      <style:text-properties officeooo:rsid="010f5a58"/>
    </style:style>
    <style:style style:name="T186" style:family="text">
      <style:text-properties officeooo:rsid="0110f29e"/>
    </style:style>
    <style:style style:name="T187" style:family="text">
      <style:text-properties officeooo:rsid="0115e2ac"/>
    </style:style>
    <style:style style:name="T188" style:family="text">
      <style:text-properties officeooo:rsid="0117c2ce"/>
    </style:style>
    <style:style style:name="T189" style:family="text">
      <style:text-properties officeooo:rsid="01180749"/>
    </style:style>
    <style:style style:name="T190" style:family="text">
      <style:text-properties officeooo:rsid="01192fba"/>
    </style:style>
    <style:style style:name="T191" style:family="text">
      <style:text-properties officeooo:rsid="011c63c3"/>
    </style:style>
    <style:style style:name="T192" style:family="text">
      <style:text-properties officeooo:rsid="011d222a"/>
    </style:style>
    <style:style style:name="T193" style:family="text">
      <style:text-properties officeooo:rsid="011dba91"/>
    </style:style>
    <style:style style:name="T194" style:family="text">
      <style:text-properties officeooo:rsid="011ea84a"/>
    </style:style>
    <style:style style:name="T195" style:family="text">
      <style:text-properties officeooo:rsid="01227897"/>
    </style:style>
    <style:style style:name="T196" style:family="text">
      <style:text-properties officeooo:rsid="0123e8b8"/>
    </style:style>
    <style:style style:name="T197" style:family="text">
      <style:text-properties officeooo:rsid="01250b7b"/>
    </style:style>
    <style:style style:name="T198" style:family="text">
      <style:text-properties officeooo:rsid="01260b15"/>
    </style:style>
    <style:style style:name="T199" style:family="text">
      <style:text-properties officeooo:rsid="012716a9"/>
    </style:style>
    <style:style style:name="T200" style:family="text">
      <style:text-properties officeooo:rsid="01291ee2"/>
    </style:style>
    <style:style style:name="T201" style:family="text">
      <style:text-properties officeooo:rsid="012c912b"/>
    </style:style>
    <style:style style:name="T202" style:family="text">
      <style:text-properties officeooo:rsid="012fbc42"/>
    </style:style>
    <style:style style:name="T203" style:family="text">
      <style:text-properties officeooo:rsid="0130ecdd"/>
    </style:style>
    <style:style style:name="T204" style:family="text">
      <style:text-properties officeooo:rsid="0132120d"/>
    </style:style>
    <style:style style:name="T205" style:family="text">
      <style:text-properties officeooo:rsid="01360a90"/>
    </style:style>
    <style:style style:name="T206" style:family="text">
      <style:text-properties officeooo:rsid="014525ca"/>
    </style:style>
    <style:style style:name="T207" style:family="text">
      <style:text-properties officeooo:rsid="01516576"/>
    </style:style>
    <style:style style:name="T208" style:family="text">
      <style:text-properties officeooo:rsid="015ad14f"/>
    </style:style>
    <style:style style:name="T209" style:family="text">
      <style:text-properties officeooo:rsid="015cdddb"/>
    </style:style>
    <style:style style:name="T210" style:family="text">
      <style:text-properties officeooo:rsid="015fbca1"/>
    </style:style>
    <style:style style:name="T211" style:family="text">
      <style:text-properties officeooo:rsid="0161c6dc"/>
    </style:style>
    <style:style style:name="T212" style:family="text">
      <style:text-properties officeooo:rsid="018b0e09"/>
    </style:style>
    <style:style style:name="T213" style:family="text">
      <style:text-properties officeooo:rsid="018bfae6"/>
    </style:style>
    <style:style style:name="T214" style:family="text">
      <style:text-properties officeooo:rsid="018dd29b"/>
    </style:style>
    <style:style style:name="T215" style:family="text">
      <style:text-properties officeooo:rsid="01a3b38d"/>
    </style:style>
    <style:style style:name="T216" style:family="text">
      <style:text-properties officeooo:rsid="01a8748a"/>
    </style:style>
    <style:style style:name="T217" style:family="text">
      <style:text-properties officeooo:rsid="01ae28b1"/>
    </style:style>
    <style:style style:name="T218" style:family="text">
      <style:text-properties officeooo:rsid="01aeba61"/>
    </style:style>
    <style:style style:name="T219" style:family="text">
      <style:text-properties officeooo:rsid="01b0ec3a"/>
    </style:style>
    <style:style style:name="T220" style:family="text">
      <style:text-properties officeooo:rsid="01b49bed"/>
    </style:style>
    <style:style style:name="T221" style:family="text">
      <style:text-properties officeooo:rsid="01b773fb"/>
    </style:style>
    <style:style style:name="T222" style:family="text">
      <style:text-properties officeooo:rsid="01bf3171"/>
    </style:style>
    <style:style style:name="T223" style:family="text">
      <style:text-properties officeooo:rsid="01c1dcbd"/>
    </style:style>
    <style:style style:name="T224" style:family="text">
      <style:text-properties officeooo:rsid="01c300de"/>
    </style:style>
    <style:style style:name="T225" style:family="text">
      <style:text-properties officeooo:rsid="01c3ca0a"/>
    </style:style>
    <style:style style:name="T226" style:family="text">
      <style:text-properties officeooo:rsid="01d0d7f3"/>
    </style:style>
    <style:style style:name="T227" style:family="text">
      <style:text-properties officeooo:rsid="01d302a3"/>
    </style:style>
    <style:style style:name="T228" style:family="text">
      <style:text-properties officeooo:rsid="01d49496"/>
    </style:style>
    <style:style style:name="T229" style:family="text">
      <style:text-properties officeooo:rsid="01d5eb8c"/>
    </style:style>
    <style:style style:name="T230" style:family="text">
      <style:text-properties officeooo:rsid="01496cfb"/>
    </style:style>
    <style:style style:name="T231" style:family="text">
      <style:text-properties officeooo:rsid="014a932e"/>
    </style:style>
    <style:style style:name="T232" style:family="text">
      <style:text-properties officeooo:rsid="01da51b2"/>
    </style:style>
    <style:style style:name="T233" style:family="text">
      <style:text-properties officeooo:rsid="01dfe53b"/>
    </style:style>
    <style:style style:name="T234" style:family="text">
      <style:text-properties officeooo:rsid="01e3e4f8"/>
    </style:style>
    <style:style style:name="T235" style:family="text">
      <style:text-properties officeooo:rsid="01e6ed29"/>
    </style:style>
    <style:style style:name="T236" style:family="text">
      <style:text-properties officeooo:rsid="01eac814"/>
    </style:style>
    <style:style style:name="T237" style:family="text">
      <style:text-properties fo:font-size="12pt" officeooo:rsid="014c44ad" style:font-size-asian="12pt" style:font-size-complex="12pt"/>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text:span text:style-name="T24">Family Folk</text:span>” or “<text:span text:style-name="T24">Neighborhood Life</text:span>,” <text:span text:style-name="T227">or “</text:span><text:span text:style-name="T28">Our 20</text:span><text:span text:style-name="T18">th</text:span><text:span text:style-name="T28"> Century Life</text:span>.” <text:s/>Need ideas. <text:span text:style-name="T59">No actual name yet. <text:s/></text:span><text:span text:style-name="T176">I also have no </text:span><text:span text:style-name="T177">cute </text:span><text:span text:style-name="T176">name for characters yet. <text:s/></text:span><text:span text:style-name="T227">Importantly, the name should emphasize family/household play, so no “My” titles should be considered, but such ideas should be converted to plurals.</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4">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9">directly</text:span>, and and such decisions have real consequences – whether minor or major, or for better or worse. <text:s/>Any effect on other<text:span text:style-name="T20">s</text:span> is the result of the controlled characters action on them or interaction with them.<text:span text:style-name="T16">1</text:span> <text:s/>Imagine the following situation<text:span text:style-name="T199">s</text:span>: </text:p>
      <text:p text:style-name="P21"/>
      <text:p text:style-name="P10">Bob P<text:span text:style-name="T193">erez</text:span> <text:span text:style-name="T228">sees his</text:span> crush on Sue Simpson <text:span text:style-name="T228">at a park on the bayou</text:span>. <text:s/>If Bob chooses to have a snack, chat with his friends, and then needs to use the bathroom before talk<text:span text:style-name="T21">ing</text:span> to Sue, <text:span text:style-name="T194">and</text:span> Sue leaves while this is happening, that is <text:span text:style-name="T41">the result of his</text:span> choices – Sue has her own life and does not exist simply for Bob to pursue a relationship with. <text:s/>He should have talked to her first, and loosing the opportunity is a natural consequence of his actions. <text:s/>Even <text:span text:style-name="T22">if </text:span>she happens to be leaving when he arrives and he still fails to catch her in time, that is fine, life doesn’t always happen the way you want it to and some unpredictability <text:span text:style-name="T40">is desirable</text:span>, though his chances <text:span text:style-name="T41">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4">Hi</text:span>,” before ordering; telling one <text:span text:style-name="T195">of </text:span>your characters to say “hi” to someone should cause your character to go to the <text:span text:style-name="T23">them</text:span> and initiate, not the other way around. <text:s/><text:span text:style-name="T19">That is not only silly, but gets in the way of the next intended action, as the bartender is no longer at the bar to order </text:span><text:span text:style-name="T196">from</text:span><text:span text:style-name="T19"> – being friendly or nice has broken the </text:span><text:span text:style-name="T197">player’s </text:span><text:span text:style-name="T19">plan, and done i</text:span><text:span text:style-name="T200">t</text:span><text:span text:style-name="T19"> </text:span><text:span text:style-name="T200">in </text:span><text:span text:style-name="T198">nearly </text:span><text:span text:style-name="T19">the most ridiculous way possible.</text:span></text:p>
      <text:p text:style-name="P21"/>
      <text:p text:style-name="P9">In short, the world does not revolve around you. <text:s/>You control your characters, not the whole world, and the rest of the world should not order itself around your goals or those of your characters. <text:s/><text:span text:style-name="T24">This is not vehicle for telling whatever story you dream up, but rather a potentially strategic </text:span><text:span text:style-name="T31">game</text:span> – one where some strategy and adaptability is needed to create more optimal outcomes, though playing a regular Joe/Jill <text:span text:style-name="T37">without high ambitions </text:span>or even a foolish person or looser should be possible. <text:s/>Any story, however, should be neither provided and told to the player not created and told by the play<text:span text:style-name="T38">er</text:span>, but rather emergent with where you end up not necessarily being where you thought you would. <text:s/><text:span text:style-name="T39">If the journey is convoluted with unexpected twists and turns, all the better – </text:span><text:span text:style-name="T178">and of course, it should be possible to </text:span><text:span text:style-name="T27">fail</text:span><text:span text:style-name="T178">.</text:span></text:p>
      <text:p text:style-name="P100">Interruption of another character’s actions must obviously be possible, but should happen when your character reaches the other, as a result of and at the time of their (inter)action, not in advance to force the (inter)action to occur!</text:p>
      <text:p text:style-name="P2"/>
      <text:p text:style-name="P90"><text:span text:style-name="T3">Language:</text:span><text:span text:style-name="T44">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4"> </text:span><text:span text:style-name="T45">(</text:span><text:span text:style-name="T44">“</text:span><text:span text:style-name="T25">sweet baby</text:span><text:span text:style-name="T44">”) for baby – though of course, </text:span><text:span text:style-name="T46">the vast majority</text:span><text:span text:style-name="T44"> words and phrases should have no defined meaning, </text:span><text:span text:style-name="T46">with no more than a handful of special case exceptions</text:span><text:span text:style-name="T44">.</text:span></text:p>
      <text:p text:style-name="P2"/>
      <text:p text:style-name="P23"><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7">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3"/>
      <text:p text:style-name="P101">Core Traits and Talents would by on a 0-20 or 1-20 scale and be 50% genetic and 50% developmental (i.e., based on special early life skills for Talents, or life experience for Core Traits).</text:p>
      <text:p text:style-name="P23"/>
      <text:p text:style-name="P24"><text:span text:style-name="T4">Core Traits:</text:span><text:span text:style-name="T47"> <text:s/></text:span><text:span text:style-name="T48">The plan is for six core traits, based loosely on the HEXACO model of personality, though some of them being having a fuzzy overlap with related but different traits from the older 5-Factor model of personality (as test</text:span><text:span text:style-name="T52">ed</text:span><text:span text:style-name="T48"> by the NEO-PI and various </text:span><text:span text:style-name="T49">derived </text:span><text:span text:style-name="T48">“Ocean” tests). <text:s/></text:span><text:span text:style-name="T49">Notabl</text:span><text:span text:style-name="T201">y</text:span><text:span text:style-name="T49">,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50">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1">These can also be use to for social compatibility as the </text:span><text:span text:style-name="T172">e</text:span><text:span text:style-name="T171">uclid</text:span><text:span text:style-name="T172">ea</text:span><text:span text:style-name="T171">n distance between personalities in a sixth dimensional space. <text:s/></text:span><text:span text:style-name="T50">The current plan has these </text:span><text:span text:style-name="T53">(some names are tentative)</text:span><text:span text:style-name="T50">:</text:span></text:p>
      <text:p text:style-name="P24"/>
      <text:section text:style-name="Sect1" text:name="Section1">
        <text:p text:style-name="P25">OPEN <text:span text:style-name="T51">(from openness)</text:span></text:p>
        <text:p text:style-name="P25">MORAL <text:span text:style-name="T51">(from honesty-humility)</text:span></text:p>
        <text:p text:style-name="P25">EXTROVERT <text:span text:style-name="T51">(from extroversion)</text:span></text:p>
        <text:p text:style-name="P25">SENSITIVE <text:span text:style-name="T51">(from agreeableness)</text:span></text:p>
        <text:p text:style-name="P25">EMOTIONAL <text:span text:style-name="T51">(emotionality and neuroticism)</text:span></text:p>
        <text:p text:style-name="P25">INDUSTRIOUS <text:span text:style-name="T51">(from conscientiousness) </text:span></text:p>
      </text:section>
      <text:p text:style-name="P25"/>
      <text:p text:style-name="P26"/>
      <text:p text:style-name="P26"><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3">One caveat, though, is that Core </text:span><text:span text:style-name="T63">T</text:span><text:span text:style-name="T53">raits </text:span><text:span text:style-name="T54">should</text:span><text:span text:style-name="T53"> limit which </text:span><text:span text:style-name="T63">Minor Traits </text:span><text:span text:style-name="T54">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5">accord</text:span><text:span text:style-name="T202">ing</text:span><text:span text:style-name="T55"> to science</text:span><text:span text:style-name="T54">). <text:s/></text:span><text:span text:style-name="T56">Other will be things that don’t fit neatly into a Core Trait but make the character more unique.</text:span></text:p>
      <text:p text:style-name="P26"/>
      <text:p text:style-name="P27"><text:span text:style-name="T1">Talents: </text:span><text:s/>These are similar to the Ability Score typical of RPGs, and have some functions that overlap with the <text:span text:style-name="T61">aspiration </text:span><text:span text:style-name="T57">traits or starting skill bonues earned in childhood in some existing games. <text:s/></text:span><text:span text:style-name="T58">A list them is as follows:</text:span></text:p>
      <text:p text:style-name="P27"/>
      <text:section text:style-name="Sect1" text:name="Section2">
        <text:p text:style-name="P27"><text:s text:c="8"/>PHYSICAL</text:p>
        <text:p text:style-name="P27"><text:s text:c="8"/>INTELLECTUAL</text:p>
        <text:p text:style-name="P27"><text:s text:c="8"/>PRACTICAL<text:span text:style-name="T16">2</text:span></text:p>
        <text:p text:style-name="P27"><text:s text:c="8"/>CREATIVE</text:p>
        <text:p text:style-name="P27"><text:s text:c="8"/>SOCIAL <text:span text:style-name="T58">(might be renamed to Charisma?)</text:span></text:p>
      </text:section>
      <text:p text:style-name="P27"/>
      <text:p text:style-name="P28">All skills would be tied to one of the talents, and effect the rate at which they are learn<text:span text:style-name="T62">ed</text:span> (and for very low score, the maximum skill) in a way the relates to the <text:span text:style-name="T60">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5"><text:s/></text:p>
      <text:p text:style-name="P29"><text:span text:style-name="T1">Emotions:</text:span> These are based largely on Plutnick’s color wheel of emotions, but with a few modifications / liberties to make it work better as a game. <text:s/>First, fear and surprise are switched, then a<text:span text:style-name="T72">n axis is drawn</text:span> between happiness and acceptance / disgust and sadness (where Plutnick placed Love and Remorse) and another at a right angle to it (though <text:span text:style-name="T77">A</text:span>ggression and <text:span text:style-name="T77">A</text:span>we). <text:s/>These are the positivity and avoidance axes, effectively making an emotion a 2-dimensional vector. <text:s/><text:span text:style-name="T67">This allow for generally pleasant emotions to be on a clear positive side and unpleasant </text:span><text:span text:style-name="T68">emotions </text:span><text:span text:style-name="T67">to have negative positivity. <text:s/></text:span><text:span text:style-name="T69">Secondary and tertiary emotions are not bothered with, but the emotions can be categorized into the eight hypothesized primary emotions based on the angle (calculated from the vector by the arctangent), </text:span><text:span text:style-name="T70">while the intensity can be calculate as the magnitude of the vector</text:span><text:span text:style-name="T69">. <text:s/></text:span><text:span text:style-name="T73">These are the emotions: </text:span></text:p>
      <text:p text:style-name="P2"/>
      <text:section text:style-name="Sect1" text:name="Section3">
        <text:p text:style-name="P4"><text:s text:c="8"/><text:span text:style-name="T74">Negative</text:span></text:p>
        <text:p text:style-name="P4"><text:s text:c="8"/>FEAR</text:p>
        <text:p text:style-name="P5"><text:s text:c="8"/>SADNESS</text:p>
        <text:p text:style-name="P5"><text:s text:c="8"/>DISGUST</text:p>
        <text:p text:style-name="P5"><text:s text:c="8"/>ANGER<text:line-break/> <text:s text:c="7"/><text:span text:style-name="T74">Positive</text:span></text:p>
        <text:p text:style-name="P5"><text:s text:c="8"/>INTERESTED</text:p>
        <text:p text:style-name="P5"><text:s text:c="8"/>HAPPY</text:p>
        <text:p text:style-name="P5"><text:s text:c="8"/>CONNECTED</text:p>
        <text:p text:style-name="P5"><text:s text:c="8"/>SURPRISED</text:p>
      </text:section>
      <text:p text:style-name="P2"/>
      <text:p text:style-name="P30">Its true that there are some mental states and experiences this does not cover, however there one specific one that especially relevant: <text:span text:style-name="T75">Sexual arousal; however a separate bar for “horny” or “flirty” </text:span><text:span text:style-name="T76">bar </text:span><text:span text:style-name="T75">may not be needed explicitly, </text:span><text:span text:style-name="T76">but instead folded into the interaction and relationship systems.</text:span></text:p>
      <text:p text:style-name="P2"/>
      <text:p text:style-name="P31"><text:span text:style-name="T1">Skills:</text:span> Skills come in the 1 to 10 scale many would be familiar with 0 for those who have not learned the skill. <text:s/>They are increased through practice.<text:span text:style-name="T17">3</text:span> <text:s/><text:span text:style-name="T86">Points are earned at one per in game minute (probably about 2 seconds in real time, though the exact time scale will be tweaked through play testing). <text:s/>This means someone with an average </text:span><text:span text:style-name="T87">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2"/>
      <text:p text:style-name="P35"><text:s text:c="8"/>ZERO <text:s text:c="3"/>= <text:s text:c="3"/>0 </text:p>
      <text:p text:style-name="P35"><text:s text:c="8"/>ONE <text:s text:c="4"/>= <text:s/>100</text:p>
      <text:p text:style-name="P34"><text:span text:style-name="T87"><text:s text:c="8"/>TWO <text:s text:c="4"/>= <text:s/>15</text:span><text:span text:style-name="T89">9</text:span></text:p>
      <text:p text:style-name="P34"><text:span text:style-name="T87"><text:s text:c="8"/>THREE <text:s text:c="2"/>= <text:s/>25</text:span><text:span text:style-name="T89">2</text:span></text:p>
      <text:p text:style-name="P34"><text:span text:style-name="T87"><text:s text:c="8"/>FOUR <text:s text:c="3"/>= <text:s/>39</text:span><text:span text:style-name="T89">9</text:span></text:p>
      <text:p text:style-name="P34"><text:span text:style-name="T87"><text:s text:c="8"/>FIVE <text:s text:c="3"/>= <text:s/>63</text:span><text:span text:style-name="T89">1</text:span></text:p>
      <text:p text:style-name="P35"><text:s text:c="8"/>SIX <text:s text:c="4"/>= 1000</text:p>
      <text:p text:style-name="P34"><text:span text:style-name="T87"><text:s text:c="8"/>SEVEN <text:s text:c="2"/>= 158</text:span><text:span text:style-name="T89">5</text:span></text:p>
      <text:p text:style-name="P34"><text:span text:style-name="T87"><text:s text:c="8"/>EIGHT <text:s text:c="2"/>= 251</text:span><text:span text:style-name="T89">2</text:span></text:p>
      <text:p text:style-name="P34"><text:span text:style-name="T87"><text:s text:c="8"/>NINE <text:s text:c="3"/>= 398</text:span><text:span text:style-name="T89">2</text:span></text:p>
      <text:p text:style-name="P34"><text:span text:style-name="T87"><text:s text:c="8"/>TEN <text:s text:c="4"/>= 63</text:span><text:span text:style-name="T89">10</text:span></text:p>
      <text:p text:style-name="P33"/>
      <text:p text:style-name="P36">This <text:span text:style-name="T90">open to</text:span> tweaking if play testing reveal<text:span text:style-name="T88">s</text:span> the increase<text:span text:style-name="T91">s</text:span> are too fast <text:span text:style-name="T91">(</text:span><text:span text:style-name="T88">or slow</text:span><text:span text:style-name="T91">)</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8">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92">ed</text:span><text:span text:style-name="T88"> is 10,000, so no one is ever immune to skill decay, and also those with very little talent are limited to level 9 – though with practice and determination most can max it eventually and anyone can get good at </text:span><text:span text:style-name="T203">it</text:span><text:span text:style-name="T88">.</text:span></text:p>
      <text:p text:style-name="P33"/>
      <text:p text:style-name="P37">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4">ly</text:span> non-functional for the rest of the day.</text:p>
      <text:p text:style-name="P37"/>
      <text:p text:style-name="P37">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3"/>
      <text:p text:style-name="P33"/>
      <text:p text:style-name="P33"/>
      <text:p text:style-name="P38"><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3">This is all the multitasking that is needed, wanted, or planned for. <text:s/></text:span><text:span text:style-name="T97">Generic socializing is an action that involves continued interaction with someone in and of itself.</text:span></text:p>
      <text:p text:style-name="P39"/>
      <text:p text:style-name="P102">Having a special talk while eating might be needed for that combo, however, do to possible conflicts in mouth animation.</text:p>
      <text:p text:style-name="P40"/>
      <text:p text:style-name="P41"><text:span text:style-name="T7">Jobs and Careers:</text:span><text:span text:style-name="T94">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1"/>
      <text:p text:style-name="P41"><text:span text:style-name="T8">Build-Buy:</text:span><text:span text:style-name="T95"> Though some existing an planned games my have better or worse systems in terms of user-friendliness of the controls, more or less content, or features like manipulating rooms </text:span><text:span text:style-name="T96">or color wheels</text:span><text:span text:style-name="T95">, the basic system appears to be the same for current and up coming games. <text:s/>The core system works, so basically the same general kind of system as used by everyone else.</text:span><text:span text:style-name="T93"> <text:s/></text:span><text:span text:style-name="T96">Including room identity, and an efficient way to determine what room someone / something is in should be included, as it has value in planning actions (especially the object of those actions).</text:span></text:p>
      <text:p text:style-name="P41"/>
      <text:p text:style-name="P42">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2"/>
      <text:p text:style-name="P43"><text:span text:style-name="T9">More on Decision Making:</text:span><text:span text:style-name="T97">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3"/>
      <text:p text:style-name="P43"><text:span text:style-name="T97">Choosing targets and planning any required sub-goals should use lists to avoid search through everything on the lot. <text:s/></text:span><text:span text:style-name="T98">If the list is empty then the action may be impossible or may need planning actions toward the goal as a sequence of sub-goals.</text:span></text:p>
      <text:p text:style-name="P43"/>
      <text:p text:style-name="P43"/>
      <text:p text:style-name="P44"><text:span text:style-name="T1">Needs:</text:span> <text:s/>Needs come in two types, physical and psychological. <text:s/>Each has four needs, and are combined to find the physical wellbeing and social wellbeing, which are combine to form the overall wellbeing (just “<text:span text:style-name="T104">W</text:span>ellbeing” <text:span text:style-name="T106">in game</text:span>). <text:s/>Lower needs have priority in decision making and higher weight in calculating <text:span text:style-name="T107">current </text:span>wellbeing <text:span text:style-name="T107">scores</text:span>, separately at both levels. <text:s/>They are as follows:</text:p>
      <text:p text:style-name="P45"/>
      <text:list xml:id="list3557517506" text:style-name="L1">
        <text:list-item>
          <text:p text:style-name="P117"><text:span text:style-name="T24">Energy:</text:span> <text:span text:style-name="T99">(Physical) </text:span>Decreases <text:span text:style-name="T102">somewhat </text:span>slowly, and is restored by rest (sleep); exertion may drain it faster. <text:s/><text:span text:style-name="T99">Running out causes passing out. <text:s/></text:span><text:span text:style-name="T234">When low, health decreases.</text:span></text:p>
          <text:p text:style-name="P117"/>
        </text:list-item>
        <text:list-item>
          <text:p text:style-name="P117"><text:span text:style-name="T24">Hunger:</text:span> <text:span text:style-name="T99">(Physical) </text:span>Decreases at a moderate pace and is restored by eating. <text:s/><text:span text:style-name="T234">When low, health decreases.</text:span></text:p>
          <text:p text:style-name="P117"/>
        </text:list-item>
        <text:list-item>
          <text:p text:style-name="P117"><text:span text:style-name="T29">Potty</text:span><text:span text:style-name="T24">:</text:span> <text:span text:style-name="T99">(Physical) </text:span>Decreases at a moderate <text:span text:style-name="T99">speed, decreased some by eating, restored by bathrooms – because bladder has already been used, but its basically the same need with a different name. <text:s/>Running out causes an embarrassing loose of bowel control.</text:span></text:p>
          <text:p text:style-name="P117"/>
        </text:list-item>
        <text:list-item>
          <text:p text:style-name="P118"><text:span text:style-name="T24">Health: </text:span>(Physical) Based on several thing; slowly decreased when other needs are low, when diet is not balanced, or when sick or injured. <text:s/>Improved slowly by keeping other physical needs high and when recovering from illness. <text:s/>Running out causes death. <text:s/></text:p>
          <text:p text:style-name="P118"/>
        </text:list-item>
        <text:list-item>
          <text:p text:style-name="P118"><text:span text:style-name="T24">Social:</text:span> (Psychological) Decreases over time <text:span text:style-name="T100">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8"/>
        </text:list-item>
        <text:list-item>
          <text:p text:style-name="P118"><text:span text:style-name="T24">Emotional:</text:span> (Psychological) Based on positivity component of the current emotional state vector. <text:s/>When very low it become hard to continue or focus on tasks, so they may be abandoned prematurely.</text:p>
          <text:p text:style-name="P118"/>
        </text:list-item>
        <text:list-item>
          <text:p text:style-name="P118"><text:span text:style-name="T24">Situational: </text:span><text:s/>(Psychological) A mixture of current environment and comfort; these are added to create a targe<text:span text:style-name="T205">t</text:span> that the need itself tracks (but does not jump to equaling). <text:s/></text:p>
          <text:p text:style-name="P118"/>
        </text:list-item>
        <text:list-item>
          <text:p text:style-name="P119"><text:span text:style-name="T29">Fulf</text:span><text:span text:style-name="T30">i</text:span><text:span text:style-name="T29">l</text:span><text:span text:style-name="T30">l</text:span><text:span text:style-name="T29">ment</text:span><text:span text:style-name="T24">: </text:span>(Psychological) Decrease <text:span text:style-name="T102">very</text:span> slowly over time, and is increase<text:span text:style-name="T103">d</text:span> by doing thing that the character would enjoy doing or find meaningful based on Minor Traits, Dreams, and Interests.</text:p>
        </text:list-item>
      </text:list>
      <text:p text:style-name="P46"/>
      <text:p text:style-name="P46">Low Wellbeing decrease<text:span text:style-name="T102">s</text:span> functioning (skill use) and when very low, motivation and perseverance, in a way similar to Mood in some existing games – th<text:span text:style-name="T101">ough</text:span> here mood would best describe the Emotional need, rather than the totality of the needs, <text:span text:style-name="T105">albeit with superficial similar (though not identical) effects</text:span>.</text:p>
      <text:p text:style-name="P46"/>
      <text:p text:style-name="P47">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7"/>
      <text:p text:style-name="P103">Death from letting needs get to low non-randomly is another story – the player already had the chance to prevent that by keep the need from dropping so low.</text:p>
      <text:p text:style-name="P52"><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3"/>
      <text:list xml:id="list2265023609" text:style-name="L2">
        <text:list-item>
          <text:p text:style-name="P120">Infant<text:span text:style-name="T17">4</text:span> – 1 day (age 0-1 days), the helpless, object life stage</text:p>
        </text:list-item>
        <text:list-item>
          <text:p text:style-name="P120">Baby – 3 days (age 1-3 days)</text:p>
        </text:list-item>
        <text:list-item>
          <text:p text:style-name="P120">Young Child <text:span text:style-name="T118">(</text:span><text:span text:style-name="T213">aka, “toddlers”</text:span>) – <text:span text:style-name="T115">7 days (age 3-10 days)</text:span></text:p>
        </text:list-item>
        <text:list-item>
          <text:p text:style-name="P121">Child – 14 days (age 10-24 days)</text:p>
        </text:list-item>
        <text:list-item>
          <text:p text:style-name="P121">Adolescent <text:span text:style-name="T123">(aka, “teenage</text:span><text:span text:style-name="T124">r</text:span><text:span text:style-name="T123">s”) </text:span>– 14 days (age 24-38 days)</text:p>
        </text:list-item>
        <text:list-item>
          <text:p text:style-name="P121">Young Adult – 14 days (age 38-52 days)</text:p>
        </text:list-item>
        <text:list-item>
          <text:p text:style-name="P121">Adult – 70 days (age 52-122 days)</text:p>
        </text:list-item>
        <text:list-item>
          <text:p text:style-name="P121">Senior – variable based on health, RNG, <text:span text:style-name="T117">the P</text:span>hysical <text:span text:style-name="T117">T</text:span>alent, and <text:span text:style-name="T214">the atheletics</text:span> skill, but at least a week or two but no more than 30 days. <text:s/><text:span text:style-name="T116">So, age 122-152 days </text:span><text:span text:style-name="T119">or so </text:span><text:span text:style-name="T116">(if all is optimal and you are lucky). <text:s/>Note that a random variation of a few days at the end is not comparable to killing off a young adult b</text:span><text:span text:style-name="T120">y pure</text:span><text:span text:style-name="T116"> random chance. <text:s/></text:span><text:span text:style-name="T117">Health may slowly tick down in this stage.</text:span></text:p>
        </text:list-item>
      </text:list>
      <text:p text:style-name="P54"/>
      <text:p text:style-name="P54">Late childhood / older children (aka, “preteens” <text:span text:style-name="T121">or “tween-agers”</text:span>) are not included, because though a popular request, I’m not sure how they would be differentiate<text:span text:style-name="T122">d</text:span> form children in general, <text:span text:style-name="T127">and dividing them up would make the stage</text:span><text:span text:style-name="T129">s</text:span><text:span text:style-name="T127"> too short in my opinion </text:span><text:span text:style-name="T129">(while adding a whole extra week or two would make childhood too long)</text:span>. <text:s/><text:span text:style-name="T224">Dividing “adult” into “adult” and middle-age is an idea, too, though I’m not sure what effect it would/should have on gameplay; </text:span><text:span text:style-name="T225">then “adult”/”young adult” doesn’t do much, etiher</text:span><text:span text:style-name="T224">.</text:span></text:p>
      <text:p text:style-name="P54"/>
      <text:p text:style-name="P55">Continuous growth would be cool, but potentially more complicated than it would be worth. <text:s/>Also, continuous growth would not eliminate the need for life stage<text:span text:style-name="T128">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3"/>
      <text:p text:style-name="P56"><text:span text:style-name="T1">Character XP and Rewards (Perks):</text:span><text:span text:style-name="T130"> </text:span><text:span text:style-name="T131">For each </text:span><text:span text:style-name="T33">new skill</text:span><text:span text:style-name="T131"> level gained </text:span><text:span text:style-name="T155">in a skill </text:span><text:span text:style-name="T131">the character gets a number Character XP equal to the sum of all </text:span><text:span text:style-name="T156">skill</text:span><text:span text:style-name="T131"> levels up to that point </text:span><text:span text:style-name="T157">(</text:span><text:span text:style-name="T170">xp = (level * (level + 1)) / 2)</text:span><text:span text:style-name="T131">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4"/>
      <text:p text:style-name="P57"><text:span text:style-name="T10">D</text:span><text:span text:style-name="T1">reams: </text:span><text:span text:style-name="T130">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5"/>
      <text:p text:style-name="P57"><text:span text:style-name="T1">Interests:</text:span><text:span text:style-name="T130">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5"/>
      <text:p text:style-name="P115"><text:span text:style-name="T1">As Rotational as You Want to Be:</text:span><text:span text:style-name="T17">5</text:span><text:span text:style-name="T130"> </text:span><text:span text:style-name="T132">Unplayed </text:span><text:span text:style-name="T133">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4">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5">s</text:span><text:span text:style-name="T134"> between played characters in different household). <text:s/>A</text:span><text:span text:style-name="T169">lternatively, the aging and story progression could simply keep up with whatever played household has been played for the longest or shortest time (controlled by a setting). </text:span><text:span text:style-name="T134">Of course, many of these feature might ultimately be able to be turned off, but this is how it would work by default.</text:span></text:p>
      <text:p text:style-name="P106"/>
      <text:p text:style-name="P106">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text:span text:style-name="T229">Ideally, this list could be sorted by when last play or number of (in game) days played, as either ascending or descending. <text:s/></text:span>All this enable rotational play of all types, from strict rotations to random jumping around.</text:p>
      <text:p text:style-name="P106"/>
      <text:p text:style-name="P60"><text:span text:style-name="T133">A</text:span><text:span text:style-name="T130">ll this so that the player</text:span><text:span text:style-name="T136">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7"/>
      <text:p text:style-name="P116"><text:span text:style-name="T229">This is design pillar #1,</text:span> the core goal of this game, rotational, <text:span text:style-name="T230">generational </text:span>family play in an open world, without having to miss huge parts of some famil<text:span text:style-name="T231">ie</text:span>s’ history while off playing others.</text:p>
      <text:p text:style-name="P108"/>
      <text:p text:style-name="P48"><text:span text:style-name="T1">The Setting and Related Game Play:</text:span> The setting should be a bounded open world. <text:s/>In this world most entertain<text:span text:style-name="T232">ment</text:spa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8"/>
      <text:p text:style-name="P49">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9"/>
      <text:p text:style-name="P49">The City is also a source for temporary characters <text:span text:style-name="T108">(out-of-towners)</text:span> that may exit on some community lots, <text:span text:style-name="T108">and then be delete unless an actively played character forms a relationship with them. <text:s/>The number of out-of-towners may increase if a festival is occurring.</text:span> <text:s/><text:span text:style-name="T108">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9"/>
      <text:p text:style-name="P114">Other towns should be visitable, but requiring money, effectively treated as vacation worlds.</text:p>
      <text:p text:style-name="P50"/>
      <text:p text:style-name="P51"><text:span text:style-name="T109">The world is not magical, and not inhabited by supernatural being</text:span><text:span text:style-name="T190">s</text:span><text:span text:style-name="T109">. <text:s/>If a magical expansion were ever added (or made an optional feature of the game), magicalness </text:span><text:span text:style-name="T183">(magicality?) </text:span><text:span text:style-name="T109">would be set per town and determine if magical characters, events, and related story progression exists in that town.</text:span></text:p>
      <text:p text:style-name="P50"><text:soft-page-break/><text:span text:style-name="T109">Hardcore minutia (laundry, mowing lawns, dust accumulating, applying skin treatments, putting on tampons as some players of such games seem to like, </text:span><text:span text:style-name="T110">etc.</text:span><text:span text:style-name="T109">) will not be included by default. <text:s/>If it is included it will be a per save file (world, as opposed to neighborhood) </text:span><text:span text:style-name="T110">special “hardcore” </text:span><text:span text:style-name="T109">option, </text:span><text:span text:style-name="T111">off by default</text:span><text:span text:style-name="T109">. <text:s/></text:span><text:span text:style-name="T111">It would not be part of the </text:span><text:span text:style-name="T112">normal core game play, but more like a “hard” difficulty setting. </text:span><text:span text:style-name="T108"><text:s/></text:span></text:p>
      <text:p text:style-name="P33"/>
      <text:p text:style-name="P58">Seasons will last a week; yes its been done before but this is what makes the most sense. <text:s/>Shorter seasons would be too short to be meaningful, while much longer would lead to too few seasonal cycles in a character’s lifetime.</text:p>
      <text:p text:style-name="P58"/>
      <text:p text:style-name="P59">Failure to pay bills will go through three stages: (1) first a warning, (2) if another week goes by all utilities are turn off, making toilets unflushable and other appliance unusable, and <text:span text:style-name="T173">after another week </text:span>(3) foreclosure and eviction (the house may of course be re-bought <text:span text:style-name="T174">of course</text:span> if money is available, as might happen if somehow this was all about forgetting on and on <text:span text:style-name="T175">or refusal despite warnings</text:span>).</text:p>
      <text:p text:style-name="P33"/>
      <text:p text:style-name="P62"><text:span text:style-name="T1">Epilogue on The Genera: </text:span><text:span text:style-name="T137">There </text:span><text:span text:style-name="T138">are a few things worth mentioning, about the genera especially considering it has so far been dominated by a single series. <text:s/>Yes, this final section deviates from pure design descriptions and planning, but is relevant to it. <text:s/></text:span><text:span text:style-name="T139">This gets philosophic</text:span><text:span text:style-name="T140">al</text:span><text:span text:style-name="T139"> </text:span><text:span text:style-name="T140">in a way that is not typical of design document but I believe it to be important to consider; </text:span><text:span text:style-name="T145">those only interest in core design can skip this</text:span><text:span text:style-name="T140">.</text:span></text:p>
      <text:p text:style-name="P109"/>
      <text:p text:style-name="P63"><text:span text:style-name="T140">First we need to define the genera, since “Life Simulator</text:span><text:span text:style-name="T17">6</text:span><text:span text:style-name="T140">” has different meanings, along with the term “Dollhouse Life Simulator.” <text:s/>In the original since a life simulation game (or </text:span><text:span text:style-name="T34">life simulator</text:span><text:span text:style-name="T140"> for short) is any game based on the idea of artificial life, that is a game based on simulating living organisms. <text:s/>A </text:span><text:span text:style-name="T34">dollhouse life simulator</text:span><text:span text:style-name="T140"> is a life simulator in which the organism being simulated are people living in a ho</text:span><text:span text:style-name="T142">me</text:span><text:span text:style-name="T140">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41">The one thing all life simulators must have, besides virtual organisms, are needs organisms have and a way for them to acquire those needs (and thus avoid, or </text:span><text:span text:style-name="T142">at least delay</text:span><text:span text:style-name="T141">, death). <text:s/></text:span><text:span text:style-name="T142">A dollhouse life simulator also needs </text:span><text:span text:style-name="T158">a </text:span><text:span text:style-name="T142">home for the </text:span><text:span text:style-name="T146">people</text:span><text:span text:style-name="T142"> to live in </text:span><text:span text:style-name="T158">(the “dollhouse”)</text:span><text:span text:style-name="T142">, career advancement, relationships, a way to give the virtual people personalities, a some forms of personal development (usually including skills similar to m</text:span><text:span text:style-name="T144">any</text:span><text:span text:style-name="T142"> RPGs), and a generally representation activities or daily living and other everyday actions and events – </text:span><text:span text:style-name="T150">as well as simulating human behavior</text:span><text:span text:style-name="T142">. </text:span><text:span text:style-name="T141"><text:s/></text:span><text:span text:style-name="T143">They can also have content to make the game interesting that doesn’t directly follow from that, </text:span><text:span text:style-name="T159">and so is not core the genera </text:span><text:span text:style-name="T160">but particular to the game</text:span><text:span text:style-name="T143">.</text:span></text:p>
      <text:p text:style-name="P110"/>
      <text:p text:style-name="P93"><text:span text:style-name="T130">A comparison could be made to first person shooters: every first person shooter has a first person camera, guns, ammo, some form of health bar tracking wounds, and enemies to shoot. <text:s/>They don’t all need to have BFG</text:span><text:span text:style-name="T147">s</text:span><text:span text:style-name="T130"> or cyberdemon</text:span><text:span text:style-name="T147">s</text:span><text:span text:style-name="T130">, despite the genera being pioneered by Id Software and popularized through </text:span><text:span text:style-name="T32">Doom</text:span><text:span text:style-name="T130">, with early FPS games largely imitating </text:span><text:span text:style-name="T32">Doom</text:span><text:span text:style-name="T130">. <text:s/>Similarly, when a gamer complained that </text:span><text:span text:style-name="T32">GURPS: Cyberpunk</text:span><text:span text:style-name="T130"> had no rules for cyberpsychosis, Steve Jackson Games pointed out that cyberpsychosis was invented by the creators of </text:span><text:span text:style-name="T32">Cyberpunk 2.0.2.0</text:span><text:span text:style-name="T130"> for the</text:span><text:span text:style-name="T144">i</text:span><text:span text:style-name="T130">r game and was not a core part of the genera. <text:s/></text:span><text:span text:style-name="T148">In the same way, a lot of what you see in existing dollhouse life simulators can be seen as core to the genera, but some things really are part of the identity </text:span><text:span text:style-name="T35">The Sims</text:span><text:span text:style-name="T148"> from Maxis/EA and should not or cannot be copied </text:span><text:span text:style-name="T149">(and do</text:span><text:span text:style-name="T161">esn’t</text:span><text:span text:style-name="T149"> need to be)</text:span><text:span text:style-name="T148">. </text:span></text:p>
      <text:p text:style-name="P111"/>
      <text:p text:style-name="P112"/>
      <text:p text:style-name="P94"><text:span text:style-name="T130">This important to point out, as I have included in this design mechanics and content that fits the genera, </text:span><text:span text:style-name="T151">and similarities to existing games are based features essential to the genera and being largely mechanics derived from imitation of real life. <text:s/>In contrast some things do not fit this. <text:s/>Having want</text:span><text:span text:style-name="T162">s</text:span><text:span text:style-name="T151"> or wishes randomly pop-up and earning spendable reward point for achieving them is a really cool and fun game mechanic, but </text:span><text:span text:style-name="T152">is not an obvious feature flowing from real life or the core nature of the genera – it is part of the identity of someone else’s game, and so should not be </text:span><text:span text:style-name="T163">directly </text:span><text:span text:style-name="T152">copied. <text:s/></text:span><text:span text:style-name="T164">This is one example among many that could be made.</text:span></text:p>
      <text:p text:style-name="P113"/>
      <text:p text:style-name="P95"><text:span text:style-name="T153">One last thing to point out, since some example</text:span><text:span text:style-name="T165">s</text:span><text:span text:style-name="T153"> c</text:span><text:span text:style-name="T166">ould</text:span><text:span text:style-name="T153"> be </text:span><text:span text:style-name="T166">taken</text:span><text:span text:style-name="T153"> as slamming </text:span><text:span text:style-name="T165">an </text:span><text:span text:style-name="T153">existing game, </text:span><text:span text:style-name="T166">which is not the intention</text:span><text:span text:style-name="T153"> – this is not meant to say such features </text:span><text:span text:style-name="T168">have</text:span><text:span text:style-name="T153"> no place in a game, just that it is not the goal of </text:span><text:span text:style-name="T36">this</text:span><text:span text:style-name="T153">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7">that’s fine </text:span><text:span text:style-name="T153">but it is not the goal of this game. <text:s/>Some may wan excruciating levels or detail, while others may want something very simple and hyper-casual, but </text:span><text:span text:style-name="T154">neither </text:span><text:span text:style-name="T153">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6">de facto</text:span><text:span text:style-name="T153"> monopoly.</text:span></text:p>
      <text:p text:style-name="P92"/>
      <text:p text:style-name="P61"/>
      <text:p text:style-name="P91"><text:span text:style-name="T71">Appendix A: </text:span>Side Notes Referenced in the Text</text:p>
      <text:p text:style-name="P22"/>
      <text:p text:style-name="P12"><text:span text:style-name="T6">1</text:span><text:span text:style-name="T1">.</text:span> This is how the first game in the genera <text:span text:style-name="T65">actually </text:span>worked <text:span text:style-name="T65">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42">player’s </text:span>currently active character. <text:s/>It only becomes an issue when giving that kind of control <text:span text:style-name="T43">to the player</text:span>, “to tell <text:span text:style-name="T43">[</text:span>their<text:span text:style-name="T43">]</text:span> own stories,” becomes a design priority. </text:p>
      <text:p text:style-name="P12"/>
      <text:p text:style-name="P12"><text:span text:style-name="T6">2</text:span><text:span text:style-name="T5">.</text:span><text:span text:style-name="T58"> The “</text:span><text:span text:style-name="T26">Practical</text:span><text:span text:style-name="T58">” </text:span><text:span text:style-name="T191">T</text:span><text:span text:style-name="T58">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2">effected to</text:span><text:span text:style-name="T58"> skills related to both Conventional and Enterprising interests. <text:s/>Later, when brainstorming a skill list I realized very few fit this, only the Business skill – so I changed it and moved some skill related to the </text:span><text:span text:style-name="T66">Realistic</text:span><text:span text:style-name="T58">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8">Note that none of this was invented at EA, as a 10 point scale </text:span><text:span text:style-name="T81">for skills </text:span><text:span text:style-name="T78">wa</text:span><text:span text:style-name="T79">s used by West End Game</text:span><text:span text:style-name="T80">s</text:span><text:span text:style-name="T79"> at least as far back as the </text:span><text:span text:style-name="T82">199</text:span><text:span text:style-name="T84">1</text:span><text:span text:style-name="T79">, </text:span><text:span text:style-name="T78">and learning through practice </text:span><text:span text:style-name="T126">imitates</text:span><text:span text:style-name="T78"> real life a</text:span><text:span text:style-name="T126">nd</text:span><text:span text:style-name="T78"> </text:span><text:span text:style-name="T85">start</text:span><text:span text:style-name="T212">ed</text:span><text:span text:style-name="T85"> </text:span><text:span text:style-name="T78">show</text:span><text:span text:style-name="T85">ing</text:span><text:span text:style-name="T78"> up in </text:span><text:span text:style-name="T81">games from </text:span><text:span text:style-name="T78">Bethsaida in </text:span><text:span text:style-name="T85">1996</text:span><text:span text:style-name="T78"> – </text:span><text:span text:style-name="T83">I don’t know if any of this was done even earlier by others</text:span><text:span text:style-name="T78">.</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4">Not a criticism of anyone, just the association that led to name life stages as I did; </text:span><text:span text:style-name="T125">in the end “what’s in name,” a baby by any other name would cry as loud</text:span><text:span text:style-name="T114">.</text:span></text:p>
      <text:p text:style-name="P16"><text:span text:style-name="T114">* </text:span>Trivia: The origin of the word infant come<text:span text:style-name="T113">s</text:span> from <text:span text:style-name="T113">a word for </text:span>one who can’t talk <text:span text:style-name="T113">(</text:span>yet<text:span text:style-name="T113">)</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4">ough</text:span> dollhouse life simulators can be play<text:span text:style-name="T185">ed</text:span> as essentially soap-opera RPGs if the player chooses, <text:span text:style-name="T206">as</text:span> their core feature<text:span text:style-name="T186">s</text:span> happen to support that as a <text:span text:style-name="T187">play style</text:span>. <text:span text:style-name="T187">They can also be played in a </text:span><text:span text:style-name="T206">strategic-</text:span><text:span text:style-name="T187">managerial style, similar to city builder</text:span><text:span text:style-name="T188">s</text:span><text:span text:style-name="T187"> and “</text:span><text:span text:style-name="T189">G</text:span><text:span text:style-name="T187">od” games.</text:span></text:p>
      <text:p text:style-name="P7"><text:span text:style-name="T181">Appendix B: Brainstormed List</text:span><text:span text:style-name="T182">s</text:span><text:span text:style-name="T1"><text:line-break/> </text:span><text:span text:style-name="T179">(</text:span><text:span text:style-name="T180">minor </text:span><text:span text:style-name="T179">traits, skills, and careers)</text:span></text:p>
      <text:p text:style-name="P64"/>
      <text:p text:style-name="P65">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5"/>
      <text:p text:style-name="P96">Skills</text:p>
      <text:p text:style-name="P66"/>
      <text:section text:style-name="Sect1" text:name="Section4">
        <text:section text:style-name="Sect2" text:name="Section5">
          <text:p text:style-name="P88">Physical</text:p>
          <text:p text:style-name="P68">Athletics</text:p>
          <text:p text:style-name="P66">Dancing</text:p>
          <text:p text:style-name="P69">Driving</text:p>
          <text:p text:style-name="P85">Martial Arts</text:p>
          <text:p text:style-name="P88"/>
          <text:p text:style-name="P88">Creative</text:p>
          <text:p text:style-name="P66">Art<text:span text:style-name="T15">**</text:span></text:p>
          <text:p text:style-name="P66">Music</text:p>
          <text:p text:style-name="P66">Writing</text:p>
          <text:p text:style-name="P89">Intellectual</text:p>
          <text:p text:style-name="P66">Science</text:p>
          <text:p text:style-name="P66">Mechanical</text:p>
          <text:p text:style-name="P66">Computers</text:p>
          <text:p text:style-name="P70">Gaming<text:span text:style-name="T15">***</text:span></text:p>
          <text:p text:style-name="P66"/>
          <text:p text:style-name="P88">Social</text:p>
          <text:p text:style-name="P67">Charm</text:p>
          <text:p text:style-name="P67">Performance</text:p>
          <text:p text:style-name="P66">Persua<text:span text:style-name="T207">s</text:span>ion</text:p>
          <text:p text:style-name="P89">Practical</text:p>
          <text:p text:style-name="P66">Business</text:p>
          <text:p text:style-name="P66">Cooking</text:p>
          <text:p text:style-name="P87">Housekeeping</text:p>
          <text:p text:style-name="P66">Naturalist<text:span text:style-name="T15">*</text:span></text:p>
        </text:section>
        <text:p text:style-name="P66"/>
      </text:section>
      <text:p text:style-name="P19">* “<text:span text:style-name="T211">Naturalist” includes such things as gardening, camping, animal handling, and other practical interaction with the natural world.</text:span></text:p>
      <text:p text:style-name="P66"/>
      <text:p text:style-name="P19">** “<text:span text:style-name="T222">Art” includes drawing, painting, and sculpture (and visual arts in general); </text:span><text:span text:style-name="T223">its not just a painting skill</text:span><text:span text:style-name="T222">.</text:span></text:p>
      <text:p text:style-name="P19"/>
      <text:p text:style-name="P20">*** “<text:span text:style-name="T233">Gaming</text:span><text:span text:style-name="T226">” includes </text:span><text:span text:style-name="T233">games of all kinds, not just video games.</text:span></text:p>
      <text:p text:style-name="P125"/>
      <text:p text:style-name="P126">Some of these could be in more than one category; cooking can be creative or practical, for example, but each <text:span text:style-name="T210">must</text:span> be based on one, and only one, Talent. <text:s/>Part of the classification was also made to try to keep the number of skills per talent reasonably balanced. <text:s/></text:p>
      <text:p text:style-name="P126"><text:span text:style-name="T237"/></text:p>
      <text:p text:style-name="P126"><text:span text:style-name="T208">There might be hidden skills for thing like specific activities or instruments, that are combine with main skills, though these have not been brainstormed but are </text:span><text:span text:style-name="T209">fairly concrete and obvious, should this be added in the future; </text:span><text:span text:style-name="T236">any hidden skills would effect things like animations or sounds and have no mechanical effect</text:span><text:span text:style-name="T209">.</text:span></text:p>
      <text:p text:style-name="P97">Minor Traits</text:p>
      <text:p text:style-name="P72"/>
      <text:section text:style-name="Sect3" text:name="Section6">
        <text:p text:style-name="P72">Musical</text:p>
        <text:p text:style-name="P72">Artistic</text:p>
        <text:p text:style-name="P72">Cooking</text:p>
        <text:p text:style-name="P72">Urban</text:p>
        <text:p text:style-name="P72">Suburbanite</text:p>
        <text:p text:style-name="P72">Country</text:p>
        <text:p text:style-name="P72">Outdoorsy</text:p>
        <text:p text:style-name="P72">Spooky</text:p>
        <text:p text:style-name="P72">Brave</text:p>
        <text:p text:style-name="P72">Cruel</text:p>
        <text:p text:style-name="P72">Kind</text:p>
        <text:p text:style-name="P72">Wicked</text:p>
        <text:p text:style-name="P72">Loyal</text:p>
        <text:p text:style-name="P72">Faithful</text:p>
        <text:p text:style-name="P72">Jealous</text:p>
        <text:p text:style-name="P72">Promiscuous</text:p>
        <text:p text:style-name="P72">Seductive</text:p>
        <text:p text:style-name="P72">Friendly</text:p>
        <text:p text:style-name="P72">Weird</text:p>
        <text:p text:style-name="P72">Unstable</text:p>
        <text:p text:style-name="P72">Morose</text:p>
        <text:p text:style-name="P72">Indoorsy</text:p>
        <text:p text:style-name="P72">Homebody</text:p>
        <text:p text:style-name="P72">Unpredictable</text:p>
        <text:p text:style-name="P72">Chaotic</text:p>
        <text:p text:style-name="P72">Clumsy</text:p>
        <text:p text:style-name="P72">Socially Awkward</text:p>
        <text:p text:style-name="P72">Imaginative</text:p>
        <text:p text:style-name="P72">Dreamer</text:p>
        <text:p text:style-name="P72">Ambitious</text:p>
        <text:p text:style-name="P72">Fearful</text:p>
        <text:p text:style-name="P72">Nutty / Loony</text:p>
        <text:p text:style-name="P72">Forgetful</text:p>
        <text:p text:style-name="P72">Absent Minded</text:p>
        <text:p text:style-name="P72">Family Oriented</text:p>
        <text:p text:style-name="P72">A<text:span text:style-name="T215">g</text:span>gressive</text:p>
        <text:p text:style-name="P72">Irrational</text:p>
        <text:p text:style-name="P72">Brash</text:p>
        <text:p text:style-name="P72">Cheerful</text:p>
        <text:p text:style-name="P72">Leader</text:p>
        <text:p text:style-name="P72">Crude</text:p>
        <text:p text:style-name="P72">Peaceful</text:p>
        <text:p text:style-name="P72">Egotistical</text:p>
        <text:p text:style-name="P72">Egocentric</text:p>
        <text:p text:style-name="P72">Greedy</text:p>
        <text:p text:style-name="P72">Good</text:p>
        <text:p text:style-name="P72">Humorous</text:p>
        <text:p text:style-name="P72">Gluttonous</text:p>
        <text:p text:style-name="P72">Serious</text:p>
        <text:p text:style-name="P72">Shy</text:p>
        <text:p text:style-name="P72">Loner</text:p>
        <text:p text:style-name="P72">Outcast</text:p>
        <text:p text:style-name="P72">Charming</text:p>
        <text:p text:style-name="P72">Attractive</text:p>
        <text:p text:style-name="P72">Lazy</text:p>
        <text:p text:style-name="P72">Messy</text:p>
        <text:p text:style-name="P72">Polite</text:p>
        <text:p text:style-name="P72">Affectionate</text:p>
        <text:p text:style-name="P72">Innocent</text:p>
        <text:p text:style-name="P72">Curious</text:p>
        <text:p text:style-name="P72">Childlike</text:p>
        <text:p text:style-name="P72">Rebel</text:p>
        <text:p text:style-name="P72">Heroic</text:p>
        <text:p text:style-name="P72">Caring</text:p>
        <text:p text:style-name="P72">Down-to-Earth</text:p>
        <text:p text:style-name="P72">Mentor</text:p>
        <text:p text:style-name="P72">Two Faces</text:p>
        <text:p text:style-name="P72">Silly</text:p>
        <text:p text:style-name="P72">Crafty</text:p>
        <text:p text:style-name="P72">Craftsman</text:p>
        <text:p text:style-name="P72">Excitable </text:p>
        <text:p text:style-name="P72">Athletic </text:p>
        <text:p text:style-name="P72">Neat Freak</text:p>
        <text:p text:style-name="P72">Control Freak</text:p>
        <text:p text:style-name="P72">Immature</text:p>
        <text:p text:style-name="P72">Hopeless Romantic</text:p>
        <text:p text:style-name="P72">Nerdy</text:p>
        <text:p text:style-name="P72">Scholarly</text:p>
        <text:p text:style-name="P72">Materialistic</text:p>
        <text:p text:style-name="P72">Thrifty</text:p>
        <text:p text:style-name="P73">Independent</text:p>
        <text:p text:style-name="P73">Reckless </text:p>
        <text:p text:style-name="P73">Energetic</text:p>
        <text:p text:style-name="P73">Cheerful</text:p>
        <text:p text:style-name="P73">Assertive </text:p>
        <text:p text:style-name="P73">Gregarious</text:p>
        <text:p text:style-name="P73">Trusting</text:p>
        <text:p text:style-name="P73">Honest</text:p>
        <text:p text:style-name="P73">Modest</text:p>
        <text:p text:style-name="P73">Compassionate</text:p>
        <text:p text:style-name="P73">Confident</text:p>
        <text:p text:style-name="P73">Organized</text:p>
        <text:p text:style-name="P73">Self Disciplined</text:p>
        <text:p text:style-name="P73">Prudent</text:p>
        <text:p text:style-name="P73">Prudish</text:p>
        <text:p text:style-name="P73">Talkative</text:p>
        <text:p text:style-name="P76">Happily Single</text:p>
        <text:p text:style-name="P73">Liar</text:p>
      </text:section>
      <text:p text:style-name="P73"/>
      <text:p text:style-name="P74">I have no idea what many of these would do specifically / mechanically; many may go and a few other might be thought up and added. <text:s/>The final list will probably be shorter, however.</text:p>
      <text:p text:style-name="P98"><text:span text:style-name="T216">Possible Careers / </text:span><text:span text:style-name="T217">Job Types</text:span></text:p>
      <text:p text:style-name="P75"/>
      <text:section text:style-name="Sect1" text:name="Section7">
        <text:p text:style-name="P77">Laborer</text:p>
        <text:p text:style-name="P78">Life Guard</text:p>
        <text:p text:style-name="P78">Graphic Artistic</text:p>
        <text:p text:style-name="P78">Athlete</text:p>
        <text:p text:style-name="P78">Business</text:p>
        <text:p text:style-name="P78">Criminal<text:span text:style-name="T15">?</text:span></text:p>
        <text:p text:style-name="P78">Culinary</text:p>
        <text:p text:style-name="P78">Education</text:p>
        <text:p text:style-name="P78">Entertainer <text:span text:style-name="T219">(actor / comedian)</text:span></text:p>
        <text:p text:style-name="P78">Espionage</text:p>
        <text:p text:style-name="P78">Journalism</text:p>
        <text:p text:style-name="P78">Law</text:p>
        <text:p text:style-name="P78">Law Enforcement</text:p>
        <text:p text:style-name="P78">Medicine</text:p>
        <text:p text:style-name="P78">Military</text:p>
        <text:p text:style-name="P78">Politics</text:p>
        <text:p text:style-name="P78">Science</text:p>
        <text:p text:style-name="P78">Prog<text:span text:style-name="T220">r</text:span>am<text:span text:style-name="T220">m</text:span>er</text:p>
        <text:p text:style-name="P86">Graphic / Commercial Artist</text:p>
        <text:p text:style-name="P78">Game Developer</text:p>
        <text:p text:style-name="P78">Musician</text:p>
        <text:p text:style-name="P78">Fire Fighter</text:p>
        <text:p text:style-name="P78">Childcare / Daycare</text:p>
        <text:p text:style-name="P78">Retail / <text:span text:style-name="T218">Grocery</text:span></text:p>
        <text:p text:style-name="P78">Fast Food</text:p>
        <text:p text:style-name="P78">Banker / Financial</text:p>
        <text:p text:style-name="P78">Administrator</text:p>
        <text:p text:style-name="P78">Gardener / Landscaper</text:p>
        <text:p text:style-name="P78">Sales</text:p>
        <text:p text:style-name="P78">Bar Tender</text:p>
        <text:p text:style-name="P79">Manufacturing / Industrial</text:p>
        <text:p text:style-name="P81">Maintenance (aka, “Handyman”)</text:p>
        <text:p text:style-name="P81">Automotive</text:p>
        <text:p text:style-name="P81">Construction</text:p>
        <text:p text:style-name="P81">Information Technology</text:p>
        <text:p text:style-name="P81">Therapist</text:p>
        <text:p text:style-name="P81">Engineering</text:p>
      </text:section>
      <text:p text:style-name="P80"/>
      <text:p text:style-name="P82">Jobs that are work-from home such as…</text:p>
      <text:p text:style-name="P82"/>
      <text:p text:style-name="P83">Author</text:p>
      <text:p text:style-name="P83">Fine / Decorative Artist </text:p>
      <text:p text:style-name="P83">Farming</text:p>
      <text:p text:style-name="P83">...and various forms of crafting based entrepreneurship</text:p>
      <text:p text:style-name="P82"/>
      <text:p text:style-name="P82">Will not be treated as “normal” jobs, <text:span text:style-name="T221">but simply done at home and the resulting product(s) sold or published.</text:span></text:p>
      <text:p text:style-name="P82"/>
      <text:p text:style-name="P82"/>
      <text:p text:style-name="P82"/>
      <text:p text:style-name="P75"/>
      <text:p text:style-name="P75"/>
      <text:p text:style-name="P75"><text:s/></text:p>
      <text:p text:style-name="P72"/>
      <text:p text:style-name="P66"/>
      <text:p text:style-name="P99">Ideas to Explore (and Develop?)</text:p>
      <text:p text:style-name="P84"/>
      <text:list xml:id="list1837826651" text:style-name="L3">
        <text:list-item>
          <text:p text:style-name="P122">What about a system of <text:span text:style-name="T24">Advantages and Disadvantages</text:span>, similar to Gurps?</text:p>
        </text:list-item>
        <text:list-item>
          <text:p text:style-name="P123"><text:s/>“Our Medieval/Victorian/etc. Life” could work as spin-off, or even an alternate setting <text:span text:style-name="T235">within the game</text:span>.</text:p>
          <text:p text:style-name="P124"/>
        </text:list-item>
      </text:list>
      <text:p text:style-name="P84"/>
      <text:p text:style-name="P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6T12:56:45.515282883</dc:date>
    <meta:editing-duration>PT21H57M17S</meta:editing-duration>
    <meta:editing-cycles>331</meta:editing-cycles>
    <meta:generator>LibreOffice/7.3.7.2$Linux_X86_64 LibreOffice_project/30$Build-2</meta:generator>
    <meta:print-date>2023-04-14T11:06:13.805461106</meta:print-date>
    <meta:document-statistic meta:table-count="0" meta:image-count="0" meta:object-count="0" meta:page-count="15" meta:paragraph-count="301" meta:word-count="7051" meta:character-count="41969" meta:non-whitespace-character-count="34761"/>
  </office:meta>
</office:document-meta>
</file>